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8.94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3.494cm"/>
    </style:style>
    <style:style style:name="co8" style:family="table-column">
      <style:table-column-properties fo:break-before="auto" style:column-width="3.71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1.808cm"/>
    </style:style>
    <style:style style:name="co12" style:family="table-column">
      <style:table-column-properties fo:break-before="auto" style:column-width="1.61cm"/>
    </style:style>
    <style:style style:name="co13" style:family="table-column">
      <style:table-column-properties fo:break-before="auto" style:column-width="1.411cm"/>
    </style:style>
    <style:style style:name="co14" style:family="table-column">
      <style:table-column-properties fo:break-before="auto" style:column-width="3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11">
      <style:map style:condition="cell-content()=MIN([.$F3:.$N3])" style:apply-style-name="Good" style:base-cell-address="Summary.F3"/>
      <style:map style:condition="cell-content()=MAX([.$F3:.$N3])" style:apply-style-name="Bad" style:base-cell-address="Summary.F3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11"/>
    <style:style style:name="ce16" style:family="table-cell" style:parent-style-name="Default">
      <style:text-properties fo:font-style="normal" style:font-style-asian="normal" style:font-style-complex="normal"/>
    </style:style>
    <style:style style:name="ce17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number-columns-repeated="4" table:default-cell-style-name="ce10"/>
        <table:table-column table:style-name="co8" table:default-cell-style-name="ce10"/>
        <table:table-column table:style-name="co7" table:default-cell-style-name="ce10"/>
        <table:table-column table:style-name="co8" table:default-cell-style-name="ce10"/>
        <table:table-column table:style-name="co7" table:default-cell-style-name="ce10"/>
        <table:table-column table:style-name="co9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CER (Character Error Rate) for given model (target is &lt;2%)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# src chars</text:p>
          </table:table-cell>
          <table:table-cell table:style-name="ce1" office:value-type="string" calcext:value-type="string">
            <text:p>Latin</text:p>
          </table:table-cell>
          <table:table-cell table:style-name="ce1" office:value-type="string" calcext:value-type="string">
            <text:p>Latin_afr_20221205</text:p>
          </table:table-cell>
          <table:table-cell table:style-name="ce1" office:value-type="string" calcext:value-type="string">
            <text:p>Latin_afr_20221206</text:p>
          </table:table-cell>
          <table:table-cell table:style-name="ce1" office:value-type="string" calcext:value-type="string">
            <text:p>Latin_afr_20221209</text:p>
          </table:table-cell>
          <table:table-cell table:style-name="ce1" office:value-type="string" calcext:value-type="string">
            <text:p>Latin_afr_20221210</text:p>
          </table:table-cell>
          <table:table-cell table:style-name="ce1" office:value-type="string" calcext:value-type="string">
            <text:p>Latin_afr_20221210b</text:p>
          </table:table-cell>
          <table:table-cell table:style-name="ce1" office:value-type="string" calcext:value-type="string">
            <text:p>Latin_afr_20221211</text:p>
          </table:table-cell>
          <table:table-cell table:style-name="ce1" office:value-type="string" calcext:value-type="string">
            <text:p>Latin_afr_20221211b</text:p>
          </table:table-cell>
          <table:table-cell table:style-name="ce1" office:value-type="string" calcext:value-type="string">
            <text:p>Latin_afr_20221212</text:p>
          </table:table-cell>
          <table:table-cell table:style-name="ce13"/>
        </table:table-row>
        <table:table-row table:style-name="ro1">
          <table:table-cell office:value-type="string" calcext:value-type="string">
            <text:p>Bhogoto</text:p>
          </table:table-cell>
          <table:table-cell table:formula="of:=[$Latin.A2]" office:value-type="string" office:string-value="bdt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formula="of:=[$Latin.K2]" office:value-type="percentage" office:value="0.147505422993492" calcext:value-type="percentage">
            <text:p>14,75 %</text:p>
          </table:table-cell>
          <table:table-cell table:formula="of:=[$Latin_afr_20221205.K2]" office:value-type="percentage" office:value="0.0802603036876356" calcext:value-type="percentage">
            <text:p>8,03 %</text:p>
          </table:table-cell>
          <table:table-cell table:formula="of:=[$Latin_afr_20221206.K2]" office:value-type="percentage" office:value="0.108459869848156" calcext:value-type="percentage">
            <text:p>10,85 %</text:p>
          </table:table-cell>
          <table:table-cell table:formula="of:=[$Latin_afr_20221209.K2]" office:value-type="percentage" office:value="0.0629067245119306" calcext:value-type="percentage">
            <text:p>6,29 %</text:p>
          </table:table-cell>
          <table:table-cell table:formula="of:=[$Latin_afr_20221210.K2]" office:value-type="percentage" office:value="0.0368763557483731" calcext:value-type="percentage">
            <text:p>3,69 %</text:p>
          </table:table-cell>
          <table:table-cell table:formula="of:=[$Latin_afr_20221210b.K2]" office:value-type="percentage" office:value="0.0390455531453362" calcext:value-type="percentage">
            <text:p>3,90 %</text:p>
          </table:table-cell>
          <table:table-cell table:formula="of:=[$Latin_afr_20221211.K2]" office:value-type="percentage" office:value="0.0477223427331887" calcext:value-type="percentage">
            <text:p>4,77 %</text:p>
          </table:table-cell>
          <table:table-cell table:formula="of:=[$Latin_afr_20221211b.K2]" office:value-type="string" office:string-value="N/A" calcext:value-type="string">
            <text:p>N/A</text:p>
          </table:table-cell>
          <table:table-cell table:formula="of:=[$Latin_afr_20221212.K2]" office:value-type="percentage" office:value="0.0455531453362256" calcext:value-type="percentage">
            <text:p>4,56 %</text:p>
          </table:table-cell>
          <table:table-cell/>
        </table:table-row>
        <table:table-row table:style-name="ro1">
          <table:table-cell office:value-type="string" calcext:value-type="string">
            <text:p>French</text:p>
          </table:table-cell>
          <table:table-cell table:formula="of:=[$Latin.A3]" office:value-type="string" office:string-value="fra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formula="of:=[$Latin.K3]" office:value-type="percentage" office:value="0" calcext:value-type="percentage">
            <text:p>0,00 %</text:p>
          </table:table-cell>
          <table:table-cell table:formula="of:=[$Latin_afr_20221205.K3]" office:value-type="percentage" office:value="0.291390728476821" calcext:value-type="percentage">
            <text:p>29,14 %</text:p>
          </table:table-cell>
          <table:table-cell table:formula="of:=[$Latin_afr_20221206.K3]" office:value-type="percentage" office:value="0.377483443708609" calcext:value-type="percentage">
            <text:p>37,75 %</text:p>
          </table:table-cell>
          <table:table-cell table:formula="of:=[$Latin_afr_20221209.K3]" office:value-type="percentage" office:value="0.0728476821192053" calcext:value-type="percentage">
            <text:p>7,28 %</text:p>
          </table:table-cell>
          <table:table-cell table:formula="of:=[$Latin_afr_20221210.K3]" office:value-type="percentage" office:value="0.0397350993377483" calcext:value-type="percentage">
            <text:p>3,97 %</text:p>
          </table:table-cell>
          <table:table-cell table:formula="of:=[$Latin_afr_20221210b.K3]" office:value-type="percentage" office:value="0.0264900662251656" calcext:value-type="percentage">
            <text:p>2,65 %</text:p>
          </table:table-cell>
          <table:table-cell table:formula="of:=[$Latin_afr_20221211.K3]" office:value-type="percentage" office:value="0.0463576158940397" calcext:value-type="percentage">
            <text:p>4,64 %</text:p>
          </table:table-cell>
          <table:table-cell table:formula="of:=[$Latin_afr_20221211b.K3]" office:value-type="percentage" office:value="0.0529801324503311" calcext:value-type="percentage">
            <text:p>5,30 %</text:p>
          </table:table-cell>
          <table:table-cell table:formula="of:=[$Latin_afr_20221212.K3]" office:value-type="percentage" office:value="0.0264900662251656" calcext:value-type="percentage">
            <text:p>2,65 %</text:p>
          </table:table-cell>
          <table:table-cell/>
        </table:table-row>
        <table:table-row table:style-name="ro1">
          <table:table-cell office:value-type="string" calcext:value-type="string">
            <text:p>Kaansa</text:p>
          </table:table-cell>
          <table:table-cell table:formula="of:=[$Latin.A4]" office:value-type="string" office:string-value="gna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table:formula="of:=[$Latin.K4]" office:value-type="percentage" office:value="0.124661246612466" calcext:value-type="percentage">
            <text:p>12,47 %</text:p>
          </table:table-cell>
          <table:table-cell table:formula="of:=[$Latin_afr_20221205.K4]" office:value-type="string" office:string-value="N/A" calcext:value-type="string">
            <text:p>N/A</text:p>
          </table:table-cell>
          <table:table-cell table:formula="of:=[$Latin_afr_20221206.K4]" office:value-type="string" office:string-value="N/A" calcext:value-type="string">
            <text:p>N/A</text:p>
          </table:table-cell>
          <table:table-cell table:formula="of:=[$Latin_afr_20221209.K4]" office:value-type="percentage" office:value="0.0948509485094851" calcext:value-type="percentage">
            <text:p>9,49 %</text:p>
          </table:table-cell>
          <table:table-cell table:formula="of:=[$Latin_afr_20221210.K4]" office:value-type="percentage" office:value="0.0813008130081301" calcext:value-type="percentage">
            <text:p>8,13 %</text:p>
          </table:table-cell>
          <table:table-cell table:formula="of:=[$Latin_afr_20221210b.K4]" office:value-type="percentage" office:value="0.0596205962059621" calcext:value-type="percentage">
            <text:p>5,96 %</text:p>
          </table:table-cell>
          <table:table-cell table:formula="of:=[$Latin_afr_20221211.K4]" office:value-type="percentage" office:value="0.0704607046070461" calcext:value-type="percentage">
            <text:p>7,05 %</text:p>
          </table:table-cell>
          <table:table-cell table:formula="of:=[$Latin_afr_20221211b.K4]" office:value-type="percentage" office:value="0.0704607046070461" calcext:value-type="percentage">
            <text:p>7,05 %</text:p>
          </table:table-cell>
          <table:table-cell table:formula="of:=[$Latin_afr_20221212.K4]" office:value-type="percentage" office:value="0.0650406504065041" calcext:value-type="percentage">
            <text:p>6,50 %</text:p>
          </table:table-cell>
          <table:table-cell/>
        </table:table-row>
        <table:table-row table:style-name="ro1">
          <table:table-cell office:value-type="string" calcext:value-type="string">
            <text:p>Zulgo-Gemzek</text:p>
          </table:table-cell>
          <table:table-cell table:formula="of:=[$Latin.A5]" office:value-type="string" office:string-value="gnd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formula="of:=[$Latin.K5]" office:value-type="percentage" office:value="0.0383631713554987" calcext:value-type="percentage">
            <text:p>3,84 %</text:p>
          </table:table-cell>
          <table:table-cell table:formula="of:=[$Latin_afr_20221205.K5]" office:value-type="string" office:string-value="N/A" calcext:value-type="string">
            <text:p>N/A</text:p>
          </table:table-cell>
          <table:table-cell table:formula="of:=[$Latin_afr_20221206.K5]" office:value-type="string" office:string-value="N/A" calcext:value-type="string">
            <text:p>N/A</text:p>
          </table:table-cell>
          <table:table-cell table:formula="of:=[$Latin_afr_20221209.K5]" office:value-type="percentage" office:value="0.163682864450128" calcext:value-type="percentage">
            <text:p>16,37 %</text:p>
          </table:table-cell>
          <table:table-cell table:formula="of:=[$Latin_afr_20221210.K5]" office:value-type="percentage" office:value="0.163682864450128" calcext:value-type="percentage">
            <text:p>16,37 %</text:p>
          </table:table-cell>
          <table:table-cell table:formula="of:=[$Latin_afr_20221210b.K5]" office:value-type="percentage" office:value="0.171355498721228" calcext:value-type="percentage">
            <text:p>17,14 %</text:p>
          </table:table-cell>
          <table:table-cell table:formula="of:=[$Latin_afr_20221211.K5]" office:value-type="percentage" office:value="0.19693094629156" calcext:value-type="percentage">
            <text:p>19,69 %</text:p>
          </table:table-cell>
          <table:table-cell table:formula="of:=[$Latin_afr_20221211b.K5]" office:value-type="percentage" office:value="0.150895140664962" calcext:value-type="percentage">
            <text:p>15,09 %</text:p>
          </table:table-cell>
          <table:table-cell table:formula="of:=[$Latin_afr_20221212.K5]" office:value-type="percentage" office:value="0.10230179028133" calcext:value-type="percentage">
            <text:p>10,23 %</text:p>
          </table:table-cell>
          <table:table-cell/>
        </table:table-row>
        <table:table-row table:style-name="ro1">
          <table:table-cell office:value-type="string" calcext:value-type="string">
            <text:p>Banda-Linda</text:p>
          </table:table-cell>
          <table:table-cell table:formula="of:=[$Latin.A6]" office:value-type="string" office:string-value="liy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table:formula="of:=[$Latin.K6]" office:value-type="percentage" office:value="0.0509383378016086" calcext:value-type="percentage">
            <text:p>5,09 %</text:p>
          </table:table-cell>
          <table:table-cell table:formula="of:=[$Latin_afr_20221205.K6]" office:value-type="string" office:string-value="N/A" calcext:value-type="string">
            <text:p>N/A</text:p>
          </table:table-cell>
          <table:table-cell table:formula="of:=[$Latin_afr_20221206.K6]" office:value-type="string" office:string-value="N/A" calcext:value-type="string">
            <text:p>N/A</text:p>
          </table:table-cell>
          <table:table-cell table:formula="of:=[$Latin_afr_20221209.K6]" office:value-type="percentage" office:value="0.0348525469168901" calcext:value-type="percentage">
            <text:p>3,49 %</text:p>
          </table:table-cell>
          <table:table-cell table:formula="of:=[$Latin_afr_20221210.K6]" office:value-type="percentage" office:value="0.0214477211796247" calcext:value-type="percentage">
            <text:p>2,14 %</text:p>
          </table:table-cell>
          <table:table-cell table:formula="of:=[$Latin_afr_20221210b.K6]" office:value-type="percentage" office:value="0.0697050938337802" calcext:value-type="percentage">
            <text:p>6,97 %</text:p>
          </table:table-cell>
          <table:table-cell table:formula="of:=[$Latin_afr_20221211.K6]" office:value-type="percentage" office:value="0.0509383378016086" calcext:value-type="percentage">
            <text:p>5,09 %</text:p>
          </table:table-cell>
          <table:table-cell table:formula="of:=[$Latin_afr_20221211b.K6]" office:value-type="percentage" office:value="0.0563002680965148" calcext:value-type="percentage">
            <text:p>5,63 %</text:p>
          </table:table-cell>
          <table:table-cell table:formula="of:=[$Latin_afr_20221212.K6]" office:value-type="percentage" office:value="0.00536193029490617" calcext:value-type="percentage">
            <text:p>0,54 %</text:p>
          </table:table-cell>
          <table:table-cell/>
        </table:table-row>
        <table:table-row table:style-name="ro1">
          <table:table-cell office:value-type="string" calcext:value-type="string">
            <text:p>Ngbugu</text:p>
          </table:table-cell>
          <table:table-cell table:formula="of:=[$Latin.A7]" office:value-type="string" office:string-value="lnl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table:formula="of:=[$Latin.K7]" office:value-type="percentage" office:value="0.0933098591549296" calcext:value-type="percentage">
            <text:p>9,33 %</text:p>
          </table:table-cell>
          <table:table-cell table:formula="of:=[$Latin_afr_20221205.K7]" office:value-type="string" office:string-value="N/A" calcext:value-type="string">
            <text:p>N/A</text:p>
          </table:table-cell>
          <table:table-cell table:formula="of:=[$Latin_afr_20221206.K7]" office:value-type="string" office:string-value="N/A" calcext:value-type="string">
            <text:p>N/A</text:p>
          </table:table-cell>
          <table:table-cell table:formula="of:=[$Latin_afr_20221209.K7]" office:value-type="percentage" office:value="0.109154929577465" calcext:value-type="percentage">
            <text:p>10,92 %</text:p>
          </table:table-cell>
          <table:table-cell table:formula="of:=[$Latin_afr_20221210.K7]" office:value-type="percentage" office:value="0.100352112676056" calcext:value-type="percentage">
            <text:p>10,04 %</text:p>
          </table:table-cell>
          <table:table-cell table:formula="of:=[$Latin_afr_20221210b.K7]" office:value-type="percentage" office:value="0.096830985915493" calcext:value-type="percentage">
            <text:p>9,68 %</text:p>
          </table:table-cell>
          <table:table-cell table:formula="of:=[$Latin_afr_20221211.K7]" office:value-type="string" office:string-value="N/A" calcext:value-type="string">
            <text:p>N/A</text:p>
          </table:table-cell>
          <table:table-cell table:formula="of:=[$Latin_afr_20221211b.K7]" office:value-type="string" office:string-value="N/A" calcext:value-type="string">
            <text:p>N/A</text:p>
          </table:table-cell>
          <table:table-cell table:formula="of:=[$Latin_afr_20221212.K7]" office:value-type="percentage" office:value="0.0985915492957746" calcext:value-type="percentage">
            <text:p>9,86 %</text:p>
          </table:table-cell>
          <table:table-cell/>
        </table:table-row>
        <table:table-row table:style-name="ro1">
          <table:table-cell office:value-type="string" calcext:value-type="string">
            <text:p>Lobala</text:p>
          </table:table-cell>
          <table:table-cell table:formula="of:=[$Latin.A8]" office:value-type="string" office:string-value="loq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formula="of:=[$Latin.K8]" office:value-type="percentage" office:value="0.0643564356435644" calcext:value-type="percentage">
            <text:p>6,44 %</text:p>
          </table:table-cell>
          <table:table-cell table:formula="of:=[$Latin_afr_20221205.K8]" office:value-type="string" office:string-value="N/A" calcext:value-type="string">
            <text:p>N/A</text:p>
          </table:table-cell>
          <table:table-cell table:formula="of:=[$Latin_afr_20221206.K8]" office:value-type="string" office:string-value="N/A" calcext:value-type="string">
            <text:p>N/A</text:p>
          </table:table-cell>
          <table:table-cell table:formula="of:=[$Latin_afr_20221209.K8]" office:value-type="percentage" office:value="0.331683168316832" calcext:value-type="percentage">
            <text:p>33,17 %</text:p>
          </table:table-cell>
          <table:table-cell table:formula="of:=[$Latin_afr_20221210.K8]" office:value-type="percentage" office:value="0.257425742574257" calcext:value-type="percentage">
            <text:p>25,74 %</text:p>
          </table:table-cell>
          <table:table-cell table:formula="of:=[$Latin_afr_20221210b.K8]" office:value-type="percentage" office:value="0.198019801980198" calcext:value-type="percentage">
            <text:p>19,80 %</text:p>
          </table:table-cell>
          <table:table-cell table:formula="of:=[$Latin_afr_20221211.K8]" office:value-type="string" office:string-value="N/A" calcext:value-type="string">
            <text:p>N/A</text:p>
          </table:table-cell>
          <table:table-cell table:formula="of:=[$Latin_afr_20221211b.K8]" office:value-type="string" office:string-value="N/A" calcext:value-type="string">
            <text:p>N/A</text:p>
          </table:table-cell>
          <table:table-cell table:formula="of:=[$Latin_afr_20221212.K8]" office:value-type="percentage" office:value="0.207920792079208" calcext:value-type="percentage">
            <text:p>20,79 %</text:p>
          </table:table-cell>
          <table:table-cell/>
        </table:table-row>
        <table:table-row table:style-name="ro1">
          <table:table-cell office:value-type="string" calcext:value-type="string">
            <text:p>Makaa</text:p>
          </table:table-cell>
          <table:table-cell table:formula="of:=[$Latin.A9]" office:value-type="string" office:string-value="mcp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table:formula="of:=[$Latin.K9]" office:value-type="percentage" office:value="0.0574162679425837" calcext:value-type="percentage">
            <text:p>5,74 %</text:p>
          </table:table-cell>
          <table:table-cell table:formula="of:=[$Latin_afr_20221205.K9]" office:value-type="string" office:string-value="N/A" calcext:value-type="string">
            <text:p>N/A</text:p>
          </table:table-cell>
          <table:table-cell table:formula="of:=[$Latin_afr_20221206.K9]" office:value-type="string" office:string-value="N/A" calcext:value-type="string">
            <text:p>N/A</text:p>
          </table:table-cell>
          <table:table-cell table:formula="of:=[$Latin_afr_20221209.K9]" office:value-type="percentage" office:value="0.0454545454545455" calcext:value-type="percentage">
            <text:p>4,55 %</text:p>
          </table:table-cell>
          <table:table-cell table:formula="of:=[$Latin_afr_20221210.K9]" office:value-type="percentage" office:value="0.0287081339712919" calcext:value-type="percentage">
            <text:p>2,87 %</text:p>
          </table:table-cell>
          <table:table-cell table:formula="of:=[$Latin_afr_20221210b.K9]" office:value-type="percentage" office:value="0.0143540669856459" calcext:value-type="percentage">
            <text:p>1,44 %</text:p>
          </table:table-cell>
          <table:table-cell table:formula="of:=[$Latin_afr_20221211.K9]" office:value-type="string" office:string-value="N/A" calcext:value-type="string">
            <text:p>N/A</text:p>
          </table:table-cell>
          <table:table-cell table:formula="of:=[$Latin_afr_20221211b.K9]" office:value-type="string" office:string-value="N/A" calcext:value-type="string">
            <text:p>N/A</text:p>
          </table:table-cell>
          <table:table-cell table:formula="of:=[$Latin_afr_20221212.K9]" office:value-type="percentage" office:value="0.0191387559808612" calcext:value-type="percentage">
            <text:p>1,91 %</text:p>
          </table:table-cell>
          <table:table-cell/>
        </table:table-row>
        <table:table-row table:style-name="ro1">
          <table:table-cell office:value-type="string" calcext:value-type="string">
            <text:p>Mpyemo</text:p>
          </table:table-cell>
          <table:table-cell table:formula="of:=[$Latin.A10]" office:value-type="string" office:string-value="mcx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table:formula="of:=[$Latin.K10]" office:value-type="percentage" office:value="0.126934984520124" calcext:value-type="percentage">
            <text:p>12,69 %</text:p>
          </table:table-cell>
          <table:table-cell table:formula="of:=[$Latin_afr_20221205.K10]" office:value-type="string" office:string-value="N/A" calcext:value-type="string">
            <text:p>N/A</text:p>
          </table:table-cell>
          <table:table-cell table:formula="of:=[$Latin_afr_20221206.K10]" office:value-type="string" office:string-value="N/A" calcext:value-type="string">
            <text:p>N/A</text:p>
          </table:table-cell>
          <table:table-cell table:formula="of:=[$Latin_afr_20221209.K10]" office:value-type="percentage" office:value="0.0402476780185759" calcext:value-type="percentage">
            <text:p>4,02 %</text:p>
          </table:table-cell>
          <table:table-cell table:formula="of:=[$Latin_afr_20221210.K10]" office:value-type="percentage" office:value="0.0154798761609907" calcext:value-type="percentage">
            <text:p>1,55 %</text:p>
          </table:table-cell>
          <table:table-cell table:formula="of:=[$Latin_afr_20221210b.K10]" office:value-type="percentage" office:value="0" calcext:value-type="percentage">
            <text:p>0,00 %</text:p>
          </table:table-cell>
          <table:table-cell table:formula="of:=[$Latin_afr_20221211.K10]" office:value-type="string" office:string-value="N/A" calcext:value-type="string">
            <text:p>N/A</text:p>
          </table:table-cell>
          <table:table-cell table:formula="of:=[$Latin_afr_20221211b.K10]" office:value-type="string" office:string-value="N/A" calcext:value-type="string">
            <text:p>N/A</text:p>
          </table:table-cell>
          <table:table-cell table:formula="of:=[$Latin_afr_20221212.K10]" office:value-type="percentage" office:value="0" calcext:value-type="percentage">
            <text:p>0,00 %</text:p>
          </table:table-cell>
          <table:table-cell/>
        </table:table-row>
        <table:table-row table:style-name="ro1">
          <table:table-cell office:value-type="string" calcext:value-type="string">
            <text:p>Merey</text:p>
          </table:table-cell>
          <table:table-cell table:formula="of:=[$Latin.A11]" office:value-type="string" office:string-value="meq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table:formula="of:=[$Latin.K11]" office:value-type="percentage" office:value="0.0457317073170732" calcext:value-type="percentage">
            <text:p>4,57 %</text:p>
          </table:table-cell>
          <table:table-cell table:formula="of:=[$Latin_afr_20221205.K11]" office:value-type="string" office:string-value="N/A" calcext:value-type="string">
            <text:p>N/A</text:p>
          </table:table-cell>
          <table:table-cell table:formula="of:=[$Latin_afr_20221206.K11]" office:value-type="string" office:string-value="N/A" calcext:value-type="string">
            <text:p>N/A</text:p>
          </table:table-cell>
          <table:table-cell table:formula="of:=[$Latin_afr_20221209.K11]" office:value-type="percentage" office:value="0.121951219512195" calcext:value-type="percentage">
            <text:p>12,20 %</text:p>
          </table:table-cell>
          <table:table-cell table:formula="of:=[$Latin_afr_20221210.K11]" office:value-type="percentage" office:value="0.109756097560976" calcext:value-type="percentage">
            <text:p>10,98 %</text:p>
          </table:table-cell>
          <table:table-cell table:formula="of:=[$Latin_afr_20221210b.K11]" office:value-type="percentage" office:value="0.0731707317073171" calcext:value-type="percentage">
            <text:p>7,32 %</text:p>
          </table:table-cell>
          <table:table-cell table:formula="of:=[$Latin_afr_20221211.K11]" office:value-type="percentage" office:value="0.0853658536585366" calcext:value-type="percentage">
            <text:p>8,54 %</text:p>
          </table:table-cell>
          <table:table-cell table:formula="of:=[$Latin_afr_20221211b.K11]" office:value-type="percentage" office:value="0.0487804878048781" calcext:value-type="percentage">
            <text:p>4,88 %</text:p>
          </table:table-cell>
          <table:table-cell table:formula="of:=[$Latin_afr_20221212.K11]" office:value-type="percentage" office:value="0.0152439024390244" calcext:value-type="percentage">
            <text:p>1,52 %</text:p>
          </table:table-cell>
          <table:table-cell/>
        </table:table-row>
        <table:table-row table:style-name="ro1">
          <table:table-cell office:value-type="string" calcext:value-type="string">
            <text:p>Mbuko</text:p>
          </table:table-cell>
          <table:table-cell table:formula="of:=[$Latin.A12]" office:value-type="string" office:string-value="mqb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table:formula="of:=[$Latin.K12]" office:value-type="percentage" office:value="0.0160427807486631" calcext:value-type="percentage">
            <text:p>1,60 %</text:p>
          </table:table-cell>
          <table:table-cell table:formula="of:=[$Latin_afr_20221205.K12]" office:value-type="string" office:string-value="N/A" calcext:value-type="string">
            <text:p>N/A</text:p>
          </table:table-cell>
          <table:table-cell table:formula="of:=[$Latin_afr_20221206.K12]" office:value-type="string" office:string-value="N/A" calcext:value-type="string">
            <text:p>N/A</text:p>
          </table:table-cell>
          <table:table-cell table:formula="of:=[$Latin_afr_20221209.K12]" office:value-type="percentage" office:value="0.133689839572193" calcext:value-type="percentage">
            <text:p>13,37 %</text:p>
          </table:table-cell>
          <table:table-cell table:formula="of:=[$Latin_afr_20221210.K12]" office:value-type="percentage" office:value="0.149732620320856" calcext:value-type="percentage">
            <text:p>14,97 %</text:p>
          </table:table-cell>
          <table:table-cell table:formula="of:=[$Latin_afr_20221210b.K12]" office:value-type="percentage" office:value="0.0748663101604278" calcext:value-type="percentage">
            <text:p>7,49 %</text:p>
          </table:table-cell>
          <table:table-cell table:formula="of:=[$Latin_afr_20221211.K12]" office:value-type="percentage" office:value="0.0909090909090909" calcext:value-type="percentage">
            <text:p>9,09 %</text:p>
          </table:table-cell>
          <table:table-cell table:formula="of:=[$Latin_afr_20221211b.K12]" office:value-type="percentage" office:value="0.0561497326203209" calcext:value-type="percentage">
            <text:p>5,61 %</text:p>
          </table:table-cell>
          <table:table-cell table:formula="of:=[$Latin_afr_20221212.K12]" office:value-type="percentage" office:value="0.0240641711229946" calcext:value-type="percentage">
            <text:p>2,41 %</text:p>
          </table:table-cell>
          <table:table-cell/>
        </table:table-row>
        <table:table-row table:style-name="ro1">
          <table:table-cell office:value-type="string" calcext:value-type="string">
            <text:p>Mandja</text:p>
          </table:table-cell>
          <table:table-cell table:formula="of:=[$Latin.A13]" office:value-type="string" office:string-value="mza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table:formula="of:=[$Latin.K13]" office:value-type="percentage" office:value="0.117994100294985" calcext:value-type="percentage">
            <text:p>11,80 %</text:p>
          </table:table-cell>
          <table:table-cell table:formula="of:=[$Latin_afr_20221205.K13]" office:value-type="string" office:string-value="N/A" calcext:value-type="string">
            <text:p>N/A</text:p>
          </table:table-cell>
          <table:table-cell table:formula="of:=[$Latin_afr_20221206.K13]" office:value-type="string" office:string-value="N/A" calcext:value-type="string">
            <text:p>N/A</text:p>
          </table:table-cell>
          <table:table-cell table:formula="of:=[$Latin_afr_20221209.K13]" office:value-type="percentage" office:value="0.0294985250737463" calcext:value-type="percentage">
            <text:p>2,95 %</text:p>
          </table:table-cell>
          <table:table-cell table:formula="of:=[$Latin_afr_20221210.K13]" office:value-type="percentage" office:value="0.0176991150442478" calcext:value-type="percentage">
            <text:p>1,77 %</text:p>
          </table:table-cell>
          <table:table-cell table:formula="of:=[$Latin_afr_20221210b.K13]" office:value-type="percentage" office:value="0.0176991150442478" calcext:value-type="percentage">
            <text:p>1,77 %</text:p>
          </table:table-cell>
          <table:table-cell table:formula="of:=[$Latin_afr_20221211.K13]" office:value-type="string" office:string-value="N/A" calcext:value-type="string">
            <text:p>N/A</text:p>
          </table:table-cell>
          <table:table-cell table:formula="of:=[$Latin_afr_20221211b.K13]" office:value-type="string" office:string-value="N/A" calcext:value-type="string">
            <text:p>N/A</text:p>
          </table:table-cell>
          <table:table-cell table:formula="of:=[$Latin_afr_20221212.K13]" office:value-type="percentage" office:value="0.00589970501474926" calcext:value-type="percentage">
            <text:p>0,59 %</text:p>
          </table:table-cell>
          <table:table-cell/>
        </table:table-row>
        <table:table-row table:style-name="ro1">
          <table:table-cell office:value-type="string" calcext:value-type="string">
            <text:p>Luto</text:p>
          </table:table-cell>
          <table:table-cell table:formula="of:=[$Latin.A14]" office:value-type="string" office:string-value="ndy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office:value-type="float" office:value="33" calcext:value-type="float">
            <text:p>33</text:p>
          </table:table-cell>
          <table:table-cell office:value-type="float" office:value="324" calcext:value-type="float">
            <text:p>324</text:p>
          </table:table-cell>
          <table:table-cell table:formula="of:=[$Latin.K14]" office:value-type="percentage" office:value="0.0308641975308642" calcext:value-type="percentage">
            <text:p>3,09 %</text:p>
          </table:table-cell>
          <table:table-cell table:formula="of:=[$Latin_afr_20221205.K14]" office:value-type="string" office:string-value="N/A" calcext:value-type="string">
            <text:p>N/A</text:p>
          </table:table-cell>
          <table:table-cell table:formula="of:=[$Latin_afr_20221206.K14]" office:value-type="string" office:string-value="N/A" calcext:value-type="string">
            <text:p>N/A</text:p>
          </table:table-cell>
          <table:table-cell table:formula="of:=[$Latin_afr_20221209.K14]" office:value-type="percentage" office:value="0.0246913580246914" calcext:value-type="percentage">
            <text:p>2,47 %</text:p>
          </table:table-cell>
          <table:table-cell table:formula="of:=[$Latin_afr_20221210.K14]" office:value-type="percentage" office:value="0.00925925925925926" calcext:value-type="percentage">
            <text:p>0,93 %</text:p>
          </table:table-cell>
          <table:table-cell table:formula="of:=[$Latin_afr_20221210b.K14]" office:value-type="percentage" office:value="0.0154320987654321" calcext:value-type="percentage">
            <text:p>1,54 %</text:p>
          </table:table-cell>
          <table:table-cell table:formula="of:=[$Latin_afr_20221211.K14]" office:value-type="string" office:string-value="N/A" calcext:value-type="string">
            <text:p>N/A</text:p>
          </table:table-cell>
          <table:table-cell table:formula="of:=[$Latin_afr_20221211b.K14]" office:value-type="string" office:string-value="N/A" calcext:value-type="string">
            <text:p>N/A</text:p>
          </table:table-cell>
          <table:table-cell table:formula="of:=[$Latin_afr_20221212.K14]" office:value-type="percentage" office:value="0.00308641975308642" calcext:value-type="percentage">
            <text:p>0,31 %</text:p>
          </table:table-cell>
          <table:table-cell/>
        </table:table-row>
        <table:table-row table:style-name="ro1">
          <table:table-cell office:value-type="string" calcext:value-type="string">
            <text:p>Ngbaka</text:p>
          </table:table-cell>
          <table:table-cell table:formula="of:=[$Latin.A15]" office:value-type="string" office:string-value="nga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formula="of:=[$Latin.K15]" office:value-type="percentage" office:value="0.135593220338983" calcext:value-type="percentage">
            <text:p>13,56 %</text:p>
          </table:table-cell>
          <table:table-cell table:formula="of:=[$Latin_afr_20221205.K15]" office:value-type="string" office:string-value="N/A" calcext:value-type="string">
            <text:p>N/A</text:p>
          </table:table-cell>
          <table:table-cell table:formula="of:=[$Latin_afr_20221206.K15]" office:value-type="string" office:string-value="N/A" calcext:value-type="string">
            <text:p>N/A</text:p>
          </table:table-cell>
          <table:table-cell table:formula="of:=[$Latin_afr_20221209.K15]" office:value-type="percentage" office:value="0.464406779661017" calcext:value-type="percentage">
            <text:p>46,44 %</text:p>
          </table:table-cell>
          <table:table-cell table:formula="of:=[$Latin_afr_20221210.K15]" office:value-type="percentage" office:value="0.345762711864407" calcext:value-type="percentage">
            <text:p>34,58 %</text:p>
          </table:table-cell>
          <table:table-cell table:formula="of:=[$Latin_afr_20221210b.K15]" office:value-type="percentage" office:value="0.35593220338983" calcext:value-type="percentage">
            <text:p>35,59 %</text:p>
          </table:table-cell>
          <table:table-cell table:formula="of:=[$Latin_afr_20221211.K15]" office:value-type="string" office:string-value="N/A" calcext:value-type="string">
            <text:p>N/A</text:p>
          </table:table-cell>
          <table:table-cell table:formula="of:=[$Latin_afr_20221211b.K15]" office:value-type="string" office:string-value="N/A" calcext:value-type="string">
            <text:p>N/A</text:p>
          </table:table-cell>
          <table:table-cell table:formula="of:=[$Latin_afr_20221212.K15]" office:value-type="percentage" office:value="0.35593220338983" calcext:value-type="percentage">
            <text:p>35,59 %</text:p>
          </table:table-cell>
          <table:table-cell/>
        </table:table-row>
        <table:table-row table:style-name="ro1">
          <table:table-cell office:value-type="string" calcext:value-type="string">
            <text:p>Nzakara</text:p>
          </table:table-cell>
          <table:table-cell table:formula="of:=[$Latin.A16]" office:value-type="string" office:string-value="nzk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table:formula="of:=[$Latin.K16]" office:value-type="percentage" office:value="0.0795698924731183" calcext:value-type="percentage">
            <text:p>7,96 %</text:p>
          </table:table-cell>
          <table:table-cell table:formula="of:=[$Latin_afr_20221205.K16]" office:value-type="string" office:string-value="N/A" calcext:value-type="string">
            <text:p>N/A</text:p>
          </table:table-cell>
          <table:table-cell table:formula="of:=[$Latin_afr_20221206.K16]" office:value-type="string" office:string-value="N/A" calcext:value-type="string">
            <text:p>N/A</text:p>
          </table:table-cell>
          <table:table-cell table:formula="of:=[$Latin_afr_20221209.K16]" office:value-type="percentage" office:value="0.0752688172043011" calcext:value-type="percentage">
            <text:p>7,53 %</text:p>
          </table:table-cell>
          <table:table-cell table:formula="of:=[$Latin_afr_20221210.K16]" office:value-type="percentage" office:value="0.0774193548387097" calcext:value-type="percentage">
            <text:p>7,74 %</text:p>
          </table:table-cell>
          <table:table-cell table:formula="of:=[$Latin_afr_20221210b.K16]" office:value-type="percentage" office:value="0.0580645161290323" calcext:value-type="percentage">
            <text:p>5,81 %</text:p>
          </table:table-cell>
          <table:table-cell table:formula="of:=[$Latin_afr_20221211.K16]" office:value-type="string" office:string-value="N/A" calcext:value-type="string">
            <text:p>N/A</text:p>
          </table:table-cell>
          <table:table-cell table:formula="of:=[$Latin_afr_20221211b.K16]" office:value-type="string" office:string-value="N/A" calcext:value-type="string">
            <text:p>N/A</text:p>
          </table:table-cell>
          <table:table-cell table:formula="of:=[$Latin_afr_20221212.K16]" office:value-type="percentage" office:value="0.0516129032258065" calcext:value-type="percentage">
            <text:p>5,16 %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5"/>
          <table:table-cell table:style-name="Default" office:value-type="string" calcext:value-type="string">
            <text:p>Over-recognized ‘ɑ’ ; insertions with ‘ə’</text:p>
          </table:table-cell>
          <table:table-cell table:style-name="Default" table:number-columns-repeated="3"/>
          <table:table-cell/>
        </table:table-row>
        <calcext:conditional-formats>
          <calcext:conditional-format calcext:target-range-address="Summary.F3:Summary.N17">
            <calcext:condition calcext:apply-style-name="Good" calcext:value="=MIN([.$F3:.$N3])" calcext:base-cell-address="Summary.F3"/>
            <calcext:condition calcext:apply-style-name="Bad" calcext:value="=MAX([.$F3:.$N3])" calcext:base-cell-address="Summary.F3"/>
          </calcext:conditional-format>
        </calcext:conditional-formats>
      </table:table>
      <table:table table:name="Latin_afr_20221212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95" calcext:value-type="float">
            <text:p>495</text:p>
          </table:table-cell>
          <table:table-cell table:formula="of:=[.B2]/[$Summary.E3]" office:value-type="percentage" office:value="1.07375271149675" calcext:value-type="percentage">
            <text:p>107,3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2]/[$Summary.E3]" office:value-type="percentage" office:value="0.0412147505422994" calcext:value-type="percentage">
            <text:p>4,12 %</text:p>
          </table:table-cell>
          <table:table-cell table:formula="of:=[.B2]-[.D2]-[.H2]" office:value-type="float" office:value="474" calcext:value-type="float">
            <text:p>474</text:p>
          </table:table-cell>
          <table:table-cell table:formula="of:=IF(ISBLANK([.B2]); &quot;N/A&quot;; ([.D2]+[.F2]+[.H2])/[$Summary.E3])" office:value-type="percentage" office:value="0.0455531453362256" calcext:value-type="percentage">
            <text:p>4,56 %</text:p>
          </table:table-cell>
          <table:table-cell table:formula="of:=([.D2]+[.F2]+[.H2])/([.D2]+[.F2]+[.H2]+[.J2])" office:value-type="percentage" office:value="0.0424242424242424" calcext:value-type="percentage">
            <text:p>4,24 %</text:p>
          </table:table-cell>
          <table:table-cell/>
          <table:table-cell table:style-name="ce16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0" calcext:value-type="float">
            <text:p>160</text:p>
          </table:table-cell>
          <table:table-cell table:formula="of:=[.B3]/[$Summary.E4]" office:value-type="percentage" office:value="1.05960264900662" calcext:value-type="percentage">
            <text:p>105,9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6" calcext:value-type="float">
            <text:p>156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" calcext:value-type="percentage">
            <text:p>2,50 %</text:p>
          </table:table-cell>
          <table:table-cell/>
          <table:table-cell table:style-name="ce16" office:value-type="string" calcext:value-type="string">
            <text:p>A few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7" calcext:value-type="float">
            <text:p>357</text:p>
          </table:table-cell>
          <table:table-cell table:formula="of:=[.B4]/[$Summary.E5]" office:value-type="percentage" office:value="0.967479674796748" calcext:value-type="percentage">
            <text:p>96,75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2" calcext:value-type="float">
            <text:p>2</text:p>
          </table:table-cell>
          <table:table-cell table:formula="of:=[.F4]/[$Summary.E5]" office:value-type="percentage" office:value="0.00542005420054201" calcext:value-type="percentage">
            <text:p>0,54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35" calcext:value-type="float">
            <text:p>33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8523676880223" calcext:value-type="percentage">
            <text:p>6,69 %</text:p>
          </table:table-cell>
          <table:table-cell/>
          <table:table-cell table:style-name="ce16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27" calcext:value-type="float">
            <text:p>427</text:p>
          </table:table-cell>
          <table:table-cell table:formula="of:=[.B5]/[$Summary.E6]" office:value-type="percentage" office:value="1.0920716112532" calcext:value-type="percentage">
            <text:p>109,21 %</text:p>
          </table:table-cell>
          <table:table-cell office:value-type="float" office:value="8" calcext:value-type="float">
            <text:p>8</text:p>
          </table:table-cell>
          <table:table-cell table:formula="of:=[.D5]/[$Summary.E6]" office:value-type="percentage" office:value="0.020460358056266" calcext:value-type="percentage">
            <text:p>2,05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10230179028133" calcext:value-type="percentage">
            <text:p>10,23 %</text:p>
          </table:table-cell>
          <table:table-cell table:formula="of:=([.D5]+[.F5]+[.H5])/([.D5]+[.F5]+[.H5]+[.J5])" office:value-type="percentage" office:value="0.0930232558139535" calcext:value-type="percentage">
            <text:p>9,30 %</text:p>
          </table:table-cell>
          <table:table-cell/>
          <table:table-cell table:style-name="ce16" office:value-type="string" calcext:value-type="string">
            <text:p>a few ‘ɑ’ substituion and insertion errors ; several extra spaces and single quotes b/c of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7]" office:value-type="percentage" office:value="1.00536193029491" calcext:value-type="percentage">
            <text:p>100,54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8096514745308" calcext:value-type="percentage">
            <text:p>0,27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74" calcext:value-type="float">
            <text:p>374</text:p>
          </table:table-cell>
          <table:table-cell table:formula="of:=IF(ISBLANK([.B6]); &quot;N/A&quot;; ([.D6]+[.F6]+[.H6])/[$Summary.E7])" office:value-type="percentage" office:value="0.00536193029490617" calcext:value-type="percentage">
            <text:p>0,54 %</text:p>
          </table:table-cell>
          <table:table-cell table:formula="of:=([.D6]+[.F6]+[.H6])/([.D6]+[.F6]+[.H6]+[.J6])" office:value-type="percentage" office:value="0.00531914893617021" calcext:value-type="percentage">
            <text:p>0,53 %</text:p>
          </table:table-cell>
          <table:table-cell/>
          <table:table-cell table:style-name="ce17"/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5" calcext:value-type="float">
            <text:p>605</text:p>
          </table:table-cell>
          <table:table-cell table:formula="of:=[.B7]/[$Summary.E8]" office:value-type="percentage" office:value="1.06514084507042" calcext:value-type="percentage">
            <text:p>106,51 %</text:p>
          </table:table-cell>
          <table:table-cell office:value-type="float" office:value="24" calcext:value-type="float">
            <text:p>24</text:p>
          </table:table-cell>
          <table:table-cell table:formula="of:=[.D7]/[$Summary.E8]" office:value-type="percentage" office:value="0.0422535211267606" calcext:value-type="percentage">
            <text:p>4,23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05633802816901" calcext:value-type="percentage">
            <text:p>1,06 %</text:p>
          </table:table-cell>
          <table:table-cell office:value-type="float" office:value="26" calcext:value-type="float">
            <text:p>26</text:p>
          </table:table-cell>
          <table:table-cell table:formula="of:=[.H7]/[$Summary.E8]" office:value-type="percentage" office:value="0.0457746478873239" calcext:value-type="percentage">
            <text:p>4,58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0985915492957746" calcext:value-type="percentage">
            <text:p>9,86 %</text:p>
          </table:table-cell>
          <table:table-cell table:formula="of:=([.D7]+[.F7]+[.H7])/([.D7]+[.F7]+[.H7]+[.J7])" office:value-type="percentage" office:value="0.0916530278232406" calcext:value-type="percentage">
            <text:p>9,17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75" calcext:value-type="float">
            <text:p>275</text:p>
          </table:table-cell>
          <table:table-cell table:formula="of:=[.B8]/[$Summary.E9]" office:value-type="percentage" office:value="1.36138613861386" calcext:value-type="percentage">
            <text:p>136,14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9" calcext:value-type="float">
            <text:p>29</text:p>
          </table:table-cell>
          <table:table-cell table:formula="of:=[.H8]/[$Summary.E9]" office:value-type="percentage" office:value="0.143564356435644" calcext:value-type="percentage">
            <text:p>14,36 %</text:p>
          </table:table-cell>
          <table:table-cell table:formula="of:=[.B8]-[.D8]-[.H8]" office:value-type="float" office:value="233" calcext:value-type="float">
            <text:p>233</text:p>
          </table:table-cell>
          <table:table-cell table:formula="of:=IF(ISBLANK([.B8]); &quot;N/A&quot;; ([.D8]+[.F8]+[.H8])/[$Summary.E9])" office:value-type="percentage" office:value="0.207920792079208" calcext:value-type="percentage">
            <text:p>20,79 %</text:p>
          </table:table-cell>
          <table:table-cell table:formula="of:=([.D8]+[.F8]+[.H8])/([.D8]+[.F8]+[.H8]+[.J8])" office:value-type="percentage" office:value="0.152727272727273" calcext:value-type="percentage">
            <text:p>15,27 %</text:p>
          </table:table-cell>
          <table:table-cell/>
          <table:table-cell table:style-name="ce16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9]/[$Summary.E10]" office:value-type="percentage" office:value="0.00956937799043062" calcext:value-type="percentage">
            <text:p>0,96 %</text:p>
          </table:table-cell>
          <table:table-cell table:formula="of:=[.B9]-[.D9]-[.H9]" office:value-type="float" office:value="390" calcext:value-type="float">
            <text:p>39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1005025125628" calcext:value-type="percentage">
            <text:p>2,0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36" calcext:value-type="float">
            <text:p>336</text:p>
          </table:table-cell>
          <table:table-cell table:formula="of:=[.B11]/[$Summary.E12]" office:value-type="percentage" office:value="1.02439024390244" calcext:value-type="percentage">
            <text:p>102,44 %</text:p>
          </table:table-cell>
          <table:table-cell office:value-type="float" office:value="2" calcext:value-type="float">
            <text:p>2</text:p>
          </table:table-cell>
          <table:table-cell table:formula="of:=[.D11]/[$Summary.E12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52439024390244" calcext:value-type="percentage">
            <text:p>1,52 %</text:p>
          </table:table-cell>
          <table:table-cell table:formula="of:=([.D11]+[.F11]+[.H11])/([.D11]+[.F11]+[.H11]+[.J11])" office:value-type="percentage" office:value="0.0148809523809524" calcext:value-type="percentage">
            <text:p>1,49 %</text:p>
          </table:table-cell>
          <table:table-cell/>
          <table:table-cell table:style-name="ce16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85" calcext:value-type="float">
            <text:p>385</text:p>
          </table:table-cell>
          <table:table-cell table:formula="of:=[.B12]/[$Summary.E13]" office:value-type="percentage" office:value="1.02941176470588" calcext:value-type="percentage">
            <text:p>102,94 %</text:p>
          </table:table-cell>
          <table:table-cell office:value-type="float" office:value="2" calcext:value-type="float">
            <text:p>2</text:p>
          </table:table-cell>
          <table:table-cell table:formula="of:=[.D12]/[$Summary.E13]" office:value-type="percentage" office:value="0.0053475935828877" calcext:value-type="percentage">
            <text:p>0,53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12]/[$Summary.E13]" office:value-type="percentage" office:value="0.018716577540107" calcext:value-type="percentage">
            <text:p>1,87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766233766234" calcext:value-type="percentage">
            <text:p>2,34 %</text:p>
          </table:table-cell>
          <table:table-cell/>
          <table:table-cell table:style-name="ce16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1" calcext:value-type="float">
            <text:p>341</text:p>
          </table:table-cell>
          <table:table-cell table:formula="of:=[.B13]/[$Summary.E14]" office:value-type="percentage" office:value="1.00589970501475" calcext:value-type="percentage">
            <text:p>100,5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6510263929619" calcext:value-type="percentage">
            <text:p>0,5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69" calcext:value-type="float">
            <text:p>369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518987341772" calcext:value-type="percentage">
            <text:p>22,15 %</text:p>
          </table:table-cell>
          <table:table-cell/>
          <table:table-cell table:style-name="ce16" office:value-type="string" calcext:value-type="string">
            <text:p>Lots of extra spaces and single quotes b/c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02" calcext:value-type="float">
            <text:p>502</text:p>
          </table:table-cell>
          <table:table-cell table:formula="of:=[.B16]/[$Summary.E17]" office:value-type="percentage" office:value="1.07956989247312" calcext:value-type="percentage">
            <text:p>107,96 %</text:p>
          </table:table-cell>
          <table:table-cell office:value-type="float" office:value="3" calcext:value-type="float">
            <text:p>3</text:p>
          </table:table-cell>
          <table:table-cell table:formula="of:=[.D16]/[$Summary.E17]" office:value-type="percentage" office:value="0.00645161290322581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78" calcext:value-type="float">
            <text:p>478</text:p>
          </table:table-cell>
          <table:table-cell table:formula="of:=IF(ISBLANK([.B16]); &quot;N/A&quot;; ([.D16]+[.F16]+[.H16])/[$Summary.E17])" office:value-type="percentage" office:value="0.0516129032258065" calcext:value-type="percentage">
            <text:p>5,16 %</text:p>
          </table:table-cell>
          <table:table-cell table:formula="of:=([.D16]+[.F16]+[.H16])/([.D16]+[.F16]+[.H16]+[.J16])" office:value-type="percentage" office:value="0.047808764940239" calcext:value-type="percentage">
            <text:p>4,78 %</text:p>
          </table:table-cell>
          <table:table-cell/>
          <table:table-cell table:style-name="ce16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1b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!</text:p>
          </table:table-cell>
          <table:table-cell/>
          <table:table-cell table:style-name="ce17"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0" calcext:value-type="float">
            <text:p>160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6190476190476" calcext:value-type="percentage">
            <text:p>4,76 %</text:p>
          </table:table-cell>
          <table:table-cell/>
          <table:table-cell table:style-name="ce16"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0" calcext:value-type="float">
            <text:p>360</text:p>
          </table:table-cell>
          <table:table-cell table:formula="of:=[.B4]/[$Summary.E5]" office:value-type="percentage" office:value="0.975609756097561" calcext:value-type="percentage">
            <text:p>97,56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1" calcext:value-type="float">
            <text:p>34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08446866485014" calcext:value-type="percentage">
            <text:p>7,08 %</text:p>
          </table:table-cell>
          <table:table-cell/>
          <table:table-cell table:style-name="ce16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86" calcext:value-type="float">
            <text:p>486</text:p>
          </table:table-cell>
          <table:table-cell table:formula="of:=[.B5]/[$Summary.E6]" office:value-type="percentage" office:value="1.24296675191816" calcext:value-type="percentage">
            <text:p>124,30 %</text:p>
          </table:table-cell>
          <table:table-cell office:value-type="float" office:value="28" calcext:value-type="float">
            <text:p>28</text:p>
          </table:table-cell>
          <table:table-cell table:formula="of:=[.D5]/[$Summary.E6]" office:value-type="percentage" office:value="0.0716112531969309" calcext:value-type="percentage">
            <text:p>7,16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429" calcext:value-type="float">
            <text:p>429</text:p>
          </table:table-cell>
          <table:table-cell table:formula="of:=IF(ISBLANK([.B5]); &quot;N/A&quot;; ([.D5]+[.F5]+[.H5])/[$Summary.E6])" office:value-type="percentage" office:value="0.150895140664962" calcext:value-type="percentage">
            <text:p>15,09 %</text:p>
          </table:table-cell>
          <table:table-cell table:formula="of:=([.D5]+[.F5]+[.H5])/([.D5]+[.F5]+[.H5]+[.J5])" office:value-type="percentage" office:value="0.120901639344262" calcext:value-type="percentage">
            <text:p>12,09 %</text:p>
          </table:table-cell>
          <table:table-cell/>
          <table:table-cell table:style-name="ce16" office:value-type="string" calcext:value-type="string">
            <text:p>Several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8" calcext:value-type="float">
            <text:p>388</text:p>
          </table:table-cell>
          <table:table-cell table:formula="of:=[.B6]/[$Summary.E7]" office:value-type="percentage" office:value="1.0402144772118" calcext:value-type="percentage">
            <text:p>104,02 %</text:p>
          </table:table-cell>
          <table:table-cell office:value-type="float" office:value="11" calcext:value-type="float">
            <text:p>11</text:p>
          </table:table-cell>
          <table:table-cell table:formula="of:=[.D6]/[$Summary.E7]" office:value-type="percentage" office:value="0.0294906166219839" calcext:value-type="percentage">
            <text:p>2,95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4477211796247" calcext:value-type="percentage">
            <text:p>2,14 %</text:p>
          </table:table-cell>
          <table:table-cell table:formula="of:=[.B6]-[.D6]-[.H6]" office:value-type="float" office:value="369" calcext:value-type="float">
            <text:p>369</text:p>
          </table:table-cell>
          <table:table-cell table:formula="of:=IF(ISBLANK([.B6]); &quot;N/A&quot;; ([.D6]+[.F6]+[.H6])/[$Summary.E7])" office:value-type="percentage" office:value="0.0563002680965148" calcext:value-type="percentage">
            <text:p>5,63 %</text:p>
          </table:table-cell>
          <table:table-cell table:formula="of:=([.D6]+[.F6]+[.H6])/([.D6]+[.F6]+[.H6]+[.J6])" office:value-type="percentage" office:value="0.0538461538461539" calcext:value-type="percentage">
            <text:p>5,38 %</text:p>
          </table:table-cell>
          <table:table-cell/>
          <table:table-cell table:style-name="ce16"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46" calcext:value-type="float">
            <text:p>346</text:p>
          </table:table-cell>
          <table:table-cell table:formula="of:=[.B11]/[$Summary.E12]" office:value-type="percentage" office:value="1.05487804878049" calcext:value-type="percentage">
            <text:p>105,49 %</text:p>
          </table:table-cell>
          <table:table-cell office:value-type="float" office:value="11" calcext:value-type="float">
            <text:p>11</text:p>
          </table:table-cell>
          <table:table-cell table:formula="of:=[.D11]/[$Summary.E12]" office:value-type="percentage" office:value="0.0335365853658537" calcext:value-type="percentage">
            <text:p>3,3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61095100864553" calcext:value-type="percentage">
            <text:p>4,61 %</text:p>
          </table:table-cell>
          <table:table-cell/>
          <table:table-cell table:style-name="ce16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5" calcext:value-type="float">
            <text:p>15</text:p>
          </table:table-cell>
          <table:table-cell table:formula="of:=[.D12]/[$Summary.E13]" office:value-type="percentage" office:value="0.0401069518716578" calcext:value-type="percentage">
            <text:p>4,01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9" calcext:value-type="float">
            <text:p>379</text:p>
          </table:table-cell>
          <table:table-cell table:formula="of:=IF(ISBLANK([.B12]); &quot;N/A&quot;; ([.D12]+[.F12]+[.H12])/[$Summary.E13])" office:value-type="percentage" office:value="0.0561497326203209" calcext:value-type="percentage">
            <text:p>5,61 %</text:p>
          </table:table-cell>
          <table:table-cell table:formula="of:=([.D12]+[.F12]+[.H12])/([.D12]+[.F12]+[.H12]+[.J12])" office:value-type="percentage" office:value="0.0525" calcext:value-type="percentage">
            <text:p>5,25 %</text:p>
          </table:table-cell>
          <table:table-cell/>
          <table:table-cell table:style-name="ce16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1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2]/[$Summary.E3]" office:value-type="percentage" office:value="0.0433839479392625" calcext:value-type="percentage">
            <text:p>4,34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77223427331887" calcext:value-type="percentage">
            <text:p>4,77 %</text:p>
          </table:table-cell>
          <table:table-cell table:formula="of:=([.D2]+[.F2]+[.H2])/([.D2]+[.F2]+[.H2]+[.J2])" office:value-type="percentage" office:value="0.04296875" calcext:value-type="percentage">
            <text:p>4,30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1" calcext:value-type="float">
            <text:p>161</text:p>
          </table:table-cell>
          <table:table-cell table:formula="of:=IF(ISBLANK([.B3]); &quot;N/A&quot;; ([.D3]+[.F3]+[.H3])/[$Summary.E4])" office:value-type="percentage" office:value="0.0463576158940397" calcext:value-type="percentage">
            <text:p>4,64 %</text:p>
          </table:table-cell>
          <table:table-cell table:formula="of:=([.D3]+[.F3]+[.H3])/([.D3]+[.F3]+[.H3]+[.J3])" office:value-type="percentage" office:value="0.0416666666666667" calcext:value-type="percentage">
            <text:p>4,17 %</text:p>
          </table:table-cell>
          <table:table-cell/>
          <table:table-cell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4" calcext:value-type="float">
            <text:p>374</text:p>
          </table:table-cell>
          <table:table-cell table:formula="of:=[.B4]/[$Summary.E5]" office:value-type="percentage" office:value="1.01355013550136" calcext:value-type="percentage">
            <text:p>101,36 %</text:p>
          </table:table-cell>
          <table:table-cell office:value-type="float" office:value="20" calcext:value-type="float">
            <text:p>20</text:p>
          </table:table-cell>
          <table:table-cell table:formula="of:=[.D4]/[$Summary.E5]" office:value-type="percentage" office:value="0.0542005420054201" calcext:value-type="percentage">
            <text:p>5,42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51" calcext:value-type="float">
            <text:p>35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689655172413793" calcext:value-type="percentage">
            <text:p>6,90 %</text:p>
          </table:table-cell>
          <table:table-cell/>
          <table:table-cell office:value-type="string" calcext:value-type="string">
            <text:p>Several tilda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2" calcext:value-type="float">
            <text:p>492</text:p>
          </table:table-cell>
          <table:table-cell table:formula="of:=[.B5]/[$Summary.E6]" office:value-type="percentage" office:value="1.25831202046036" calcext:value-type="percentage">
            <text:p>125,83 %</text:p>
          </table:table-cell>
          <table:table-cell office:value-type="float" office:value="38" calcext:value-type="float">
            <text:p>38</text:p>
          </table:table-cell>
          <table:table-cell table:formula="of:=[.D5]/[$Summary.E6]" office:value-type="percentage" office:value="0.0971867007672634" calcext:value-type="percentage">
            <text:p>9,72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19" calcext:value-type="float">
            <text:p>419</text:p>
          </table:table-cell>
          <table:table-cell table:formula="of:=IF(ISBLANK([.B5]); &quot;N/A&quot;; ([.D5]+[.F5]+[.H5])/[$Summary.E6])" office:value-type="percentage" office:value="0.19693094629156" calcext:value-type="percentage">
            <text:p>19,69 %</text:p>
          </table:table-cell>
          <table:table-cell table:formula="of:=([.D5]+[.F5]+[.H5])/([.D5]+[.F5]+[.H5]+[.J5])" office:value-type="percentage" office:value="0.155241935483871" calcext:value-type="percentage">
            <text:p>15,52 %</text:p>
          </table:table-cell>
          <table:table-cell/>
          <table:table-cell office:value-type="string" calcext:value-type="string">
            <text:p>even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04" calcext:value-type="float">
            <text:p>404</text:p>
          </table:table-cell>
          <table:table-cell table:formula="of:=[.B6]/[$Summary.E7]" office:value-type="percentage" office:value="1.08310991957105" calcext:value-type="percentage">
            <text:p>108,31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238605898123" calcext:value-type="percentage">
            <text:p>1,07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3" calcext:value-type="float">
            <text:p>13</text:p>
          </table:table-cell>
          <table:table-cell table:formula="of:=[.H6]/[$Summary.E7]" office:value-type="percentage" office:value="0.0348525469168901" calcext:value-type="percentage">
            <text:p>3,49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509383378016086" calcext:value-type="percentage">
            <text:p>5,09 %</text:p>
          </table:table-cell>
          <table:table-cell table:formula="of:=([.D6]+[.F6]+[.H6])/([.D6]+[.F6]+[.H6]+[.J6])" office:value-type="percentage" office:value="0.0467980295566502" calcext:value-type="percentage">
            <text:p>4,68 %</text:p>
          </table:table-cell>
          <table:table-cell/>
          <table:table-cell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67" calcext:value-type="float">
            <text:p>367</text:p>
          </table:table-cell>
          <table:table-cell table:formula="of:=[.B11]/[$Summary.E12]" office:value-type="percentage" office:value="1.11890243902439" calcext:value-type="percentage">
            <text:p>111,89 %</text:p>
          </table:table-cell>
          <table:table-cell office:value-type="float" office:value="19" calcext:value-type="float">
            <text:p>19</text:p>
          </table:table-cell>
          <table:table-cell table:formula="of:=[.D11]/[$Summary.E12]" office:value-type="percentage" office:value="0.0579268292682927" calcext:value-type="percentage">
            <text:p>5,79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11]/[$Summary.E12]" office:value-type="percentage" office:value="0.0274390243902439" calcext:value-type="percentage">
            <text:p>2,74 %</text:p>
          </table:table-cell>
          <table:table-cell table:formula="of:=[.B11]-[.D11]-[.H11]" office:value-type="float" office:value="339" calcext:value-type="float">
            <text:p>339</text:p>
          </table:table-cell>
          <table:table-cell table:formula="of:=IF(ISBLANK([.B11]); &quot;N/A&quot;; ([.D11]+[.F11]+[.H11])/[$Summary.E12])" office:value-type="percentage" office:value="0.0853658536585366" calcext:value-type="percentage">
            <text:p>8,54 %</text:p>
          </table:table-cell>
          <table:table-cell table:formula="of:=([.D11]+[.F11]+[.H11])/([.D11]+[.F11]+[.H11]+[.J11])" office:value-type="percentage" office:value="0.0762942779291553" calcext:value-type="percentage">
            <text:p>7,63 %</text:p>
          </table:table-cell>
          <table:table-cell/>
          <table:table-cell office:value-type="string" calcext:value-type="string">
            <text:p>slightly more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26" calcext:value-type="float">
            <text:p>426</text:p>
          </table:table-cell>
          <table:table-cell table:formula="of:=[.B12]/[$Summary.E13]" office:value-type="percentage" office:value="1.13903743315508" calcext:value-type="percentage">
            <text:p>113,90 %</text:p>
          </table:table-cell>
          <table:table-cell office:value-type="float" office:value="22" calcext:value-type="float">
            <text:p>22</text:p>
          </table:table-cell>
          <table:table-cell table:formula="of:=[.D12]/[$Summary.E13]" office:value-type="percentage" office:value="0.0588235294117647" calcext:value-type="percentage">
            <text:p>5,8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92" calcext:value-type="float">
            <text:p>392</text:p>
          </table:table-cell>
          <table:table-cell table:formula="of:=IF(ISBLANK([.B12]); &quot;N/A&quot;; ([.D12]+[.F12]+[.H12])/[$Summary.E13])" office:value-type="percentage" office:value="0.0909090909090909" calcext:value-type="percentage">
            <text:p>9,09 %</text:p>
          </table:table-cell>
          <table:table-cell table:formula="of:=([.D12]+[.F12]+[.H12])/([.D12]+[.F12]+[.H12]+[.J12])" office:value-type="percentage" office:value="0.07981220657277" calcext:value-type="percentage">
            <text:p>7,98 %</text:p>
          </table:table-cell>
          <table:table-cell/>
          <table:table-cell office:value-type="string" calcext:value-type="string">
            <text:p>slightly fewer ‘ɑ’ substituion and insertion error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0b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1" calcext:value-type="float">
            <text:p>501</text:p>
          </table:table-cell>
          <table:table-cell table:formula="of:=[.B2]/[$Summary.E3]" office:value-type="percentage" office:value="1.08676789587853" calcext:value-type="percentage">
            <text:p>108,6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83" calcext:value-type="float">
            <text:p>483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59281437125748" calcext:value-type="percentage">
            <text:p>3,59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8" calcext:value-type="float">
            <text:p>158</text:p>
          </table:table-cell>
          <table:table-cell table:formula="of:=[.B3]/[$Summary.E4]" office:value-type="percentage" office:value="1.04635761589404" calcext:value-type="percentage">
            <text:p>104,64 %</text:p>
          </table:table-cell>
          <table:table-cell office:value-type="float" office:value="2" calcext:value-type="float">
            <text:p>2</text:p>
          </table:table-cell>
          <table:table-cell table:formula="of:=[.D3]/[$Summary.E4]" office:value-type="percentage" office:value="0.0132450331125828" calcext:value-type="percentage">
            <text:p>1,32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3164556962025" calcext:value-type="percentage">
            <text:p>2,5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63" calcext:value-type="float">
            <text:p>363</text:p>
          </table:table-cell>
          <table:table-cell table:formula="of:=[.B4]/[$Summary.E5]" office:value-type="percentage" office:value="0.983739837398374" calcext:value-type="percentage">
            <text:p>98,3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4" calcext:value-type="float">
            <text:p>344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01092896174863" calcext:value-type="percentage">
            <text:p>6,01 %</text:p>
          </table:table-cell>
          <table:table-cell/>
          <table:table-cell office:value-type="string" calcext:value-type="string">
            <text:p>unusual font ?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5" calcext:value-type="float">
            <text:p>495</text:p>
          </table:table-cell>
          <table:table-cell table:formula="of:=[.B5]/[$Summary.E6]" office:value-type="percentage" office:value="1.26598465473146" calcext:value-type="percentage">
            <text:p>126,60 %</text:p>
          </table:table-cell>
          <table:table-cell office:value-type="float" office:value="21" calcext:value-type="float">
            <text:p>21</text:p>
          </table:table-cell>
          <table:table-cell table:formula="of:=[.D5]/[$Summary.E6]" office:value-type="percentage" office:value="0.0537084398976982" calcext:value-type="percentage">
            <text:p>5,37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44" calcext:value-type="float">
            <text:p>44</text:p>
          </table:table-cell>
          <table:table-cell table:formula="of:=[.H5]/[$Summary.E6]" office:value-type="percentage" office:value="0.112531969309463" calcext:value-type="percentage">
            <text:p>11,25 %</text:p>
          </table:table-cell>
          <table:table-cell table:formula="of:=[.B5]-[.D5]-[.H5]" office:value-type="float" office:value="430" calcext:value-type="float">
            <text:p>430</text:p>
          </table:table-cell>
          <table:table-cell table:formula="of:=IF(ISBLANK([.B5]); &quot;N/A&quot;; ([.D5]+[.F5]+[.H5])/[$Summary.E6])" office:value-type="percentage" office:value="0.171355498721228" calcext:value-type="percentage">
            <text:p>17,14 %</text:p>
          </table:table-cell>
          <table:table-cell table:formula="of:=([.D5]+[.F5]+[.H5])/([.D5]+[.F5]+[.H5]+[.J5])" office:value-type="percentage" office:value="0.134808853118712" calcext:value-type="percentage">
            <text:p>13,48 %</text:p>
          </table:table-cell>
          <table:table-cell/>
          <table:table-cell office:value-type="string" calcext:value-type="string">
            <text:p>lots of alphas subbed for « a » ; extra spaces and single quote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411" calcext:value-type="float">
            <text:p>411</text:p>
          </table:table-cell>
          <table:table-cell table:formula="of:=[.B6]/[$Summary.E7]" office:value-type="percentage" office:value="1.10187667560322" calcext:value-type="percentage">
            <text:p>110,19 %</text:p>
          </table:table-cell>
          <table:table-cell office:value-type="float" office:value="7" calcext:value-type="float">
            <text:p>7</text:p>
          </table:table-cell>
          <table:table-cell table:formula="of:=[.D6]/[$Summary.E7]" office:value-type="percentage" office:value="0.0187667560321716" calcext:value-type="percentage">
            <text:p>1,88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7" calcext:value-type="float">
            <text:p>17</text:p>
          </table:table-cell>
          <table:table-cell table:formula="of:=[.H6]/[$Summary.E7]" office:value-type="percentage" office:value="0.0455764075067024" calcext:value-type="percentage">
            <text:p>4,56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697050938337802" calcext:value-type="percentage">
            <text:p>6,97 %</text:p>
          </table:table-cell>
          <table:table-cell table:formula="of:=([.D6]+[.F6]+[.H6])/([.D6]+[.F6]+[.H6]+[.J6])" office:value-type="percentage" office:value="0.062953995157385" calcext:value-type="percentage">
            <text:p>6,30 %</text:p>
          </table:table-cell>
          <table:table-cell/>
          <table:table-cell office:value-type="string" calcext:value-type="string">
            <text:p>lots of extra ‘ɔ’ inserted with ‘ə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596" calcext:value-type="float">
            <text:p>596</text:p>
          </table:table-cell>
          <table:table-cell table:formula="of:=[.B7]/[$Summary.E8]" office:value-type="percentage" office:value="1.04929577464789" calcext:value-type="percentage">
            <text:p>104,93 %</text:p>
          </table:table-cell>
          <table:table-cell office:value-type="float" office:value="25" calcext:value-type="float">
            <text:p>25</text:p>
          </table:table-cell>
          <table:table-cell table:formula="of:=[.D7]/[$Summary.E8]" office:value-type="percentage" office:value="0.0440140845070423" calcext:value-type="percentage">
            <text:p>4,40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25" calcext:value-type="float">
            <text:p>25</text:p>
          </table:table-cell>
          <table:table-cell table:formula="of:=[.H7]/[$Summary.E8]" office:value-type="percentage" office:value="0.0440140845070423" calcext:value-type="percentage">
            <text:p>4,40 %</text:p>
          </table:table-cell>
          <table:table-cell table:formula="of:=[.B7]-[.D7]-[.H7]" office:value-type="float" office:value="546" calcext:value-type="float">
            <text:p>546</text:p>
          </table:table-cell>
          <table:table-cell table:formula="of:=IF(ISBLANK([.B7]); &quot;N/A&quot;; ([.D7]+[.F7]+[.H7])/[$Summary.E8])" office:value-type="percentage" office:value="0.096830985915493" calcext:value-type="percentage">
            <text:p>9,68 %</text:p>
          </table:table-cell>
          <table:table-cell table:formula="of:=([.D7]+[.F7]+[.H7])/([.D7]+[.F7]+[.H7]+[.J7])" office:value-type="percentage" office:value="0.0915141430948419" calcext:value-type="percentage">
            <text:p>9,15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94" calcext:value-type="float">
            <text:p>294</text:p>
          </table:table-cell>
          <table:table-cell table:formula="of:=[.B8]/[$Summary.E9]" office:value-type="percentage" office:value="1.45544554455446" calcext:value-type="percentage">
            <text:p>145,54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54" calcext:value-type="float">
            <text:p>254</text:p>
          </table:table-cell>
          <table:table-cell table:formula="of:=IF(ISBLANK([.B8]); &quot;N/A&quot;; ([.D8]+[.F8]+[.H8])/[$Summary.E9])" office:value-type="percentage" office:value="0.198019801980198" calcext:value-type="percentage">
            <text:p>19,80 %</text:p>
          </table:table-cell>
          <table:table-cell table:formula="of:=([.D8]+[.F8]+[.H8])/([.D8]+[.F8]+[.H8]+[.J8])" office:value-type="percentage" office:value="0.136054421768707" calcext:value-type="percentage">
            <text:p>13,61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3" calcext:value-type="float">
            <text:p>3</text:p>
          </table:table-cell>
          <table:table-cell table:formula="of:=[.D9]/[$Summary.E10]" office:value-type="percentage" office:value="0.00717703349282297" calcext:value-type="percentage">
            <text:p>0,72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office:value-type="string" calcext:value-type="string">
            <text:p>Mix-ups between composed and decomposed version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orig. Used single endquotes instead of apostroph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8" calcext:value-type="float">
            <text:p>358</text:p>
          </table:table-cell>
          <table:table-cell table:formula="of:=[.B11]/[$Summary.E12]" office:value-type="percentage" office:value="1.09146341463415" calcext:value-type="percentage">
            <text:p>109,15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35" calcext:value-type="float">
            <text:p>335</text:p>
          </table:table-cell>
          <table:table-cell table:formula="of:=IF(ISBLANK([.B11]); &quot;N/A&quot;; ([.D11]+[.F11]+[.H11])/[$Summary.E12])" office:value-type="percentage" office:value="0.0731707317073171" calcext:value-type="percentage">
            <text:p>7,32 %</text:p>
          </table:table-cell>
          <table:table-cell table:formula="of:=([.D11]+[.F11]+[.H11])/([.D11]+[.F11]+[.H11]+[.J11])" office:value-type="percentage" office:value="0.0668523676880223" calcext:value-type="percentage">
            <text:p>6,69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5" calcext:value-type="float">
            <text:p>385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7966101694915" calcext:value-type="percentage">
            <text:p>6,78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3913043478261" calcext:value-type="percentage">
            <text:p>1,7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32" calcext:value-type="float">
            <text:p>332</text:p>
          </table:table-cell>
          <table:table-cell table:formula="of:=[.B14]/[$Summary.E15]" office:value-type="percentage" office:value="1.02469135802469" calcext:value-type="percentage">
            <text:p>102,47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4]/[$Summary.E15]" office:value-type="percentage" office:value="0.0154320987654321" calcext:value-type="percentage">
            <text:p>1,54 %</text:p>
          </table:table-cell>
          <table:table-cell table:formula="of:=[.B14]-[.D14]-[.H14]" office:value-type="float" office:value="327" calcext:value-type="float">
            <text:p>327</text:p>
          </table:table-cell>
          <table:table-cell table:formula="of:=IF(ISBLANK([.B14]); &quot;N/A&quot;; ([.D14]+[.F14]+[.H14])/[$Summary.E15])" office:value-type="percentage" office:value="0.0154320987654321" calcext:value-type="percentage">
            <text:p>1,54 %</text:p>
          </table:table-cell>
          <table:table-cell table:formula="of:=([.D14]+[.F14]+[.H14])/([.D14]+[.F14]+[.H14]+[.J14])" office:value-type="percentage" office:value="0.0150602409638554" calcext:value-type="percentage">
            <text:p>1,5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70" calcext:value-type="float">
            <text:p>370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052631578947" calcext:value-type="percentage">
            <text:p>22,11 %</text:p>
          </table:table-cell>
          <table:table-cell/>
          <table:table-cell office:value-type="string" calcext:value-type="string">
            <text:p>lots of extra single quotes fililng in gaps due to justified spacing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16]/[$Summary.E17]" office:value-type="percentage" office:value="0.0430107526881721" calcext:value-type="percentage">
            <text:p>4,30 %</text:p>
          </table:table-cell>
          <table:table-cell table:formula="of:=[.B16]-[.D16]-[.H16]" office:value-type="float" office:value="499" calcext:value-type="float">
            <text:p>499</text:p>
          </table:table-cell>
          <table:table-cell table:formula="of:=IF(ISBLANK([.B16]); &quot;N/A&quot;; ([.D16]+[.F16]+[.H16])/[$Summary.E17])" office:value-type="percentage" office:value="0.0580645161290323" calcext:value-type="percentage">
            <text:p>5,81 %</text:p>
          </table:table-cell>
          <table:table-cell table:formula="of:=([.D16]+[.F16]+[.H16])/([.D16]+[.F16]+[.H16]+[.J16])" office:value-type="percentage" office:value="0.0513307984790875" calcext:value-type="percentage">
            <text:p>5,13 %</text:p>
          </table:table-cell>
          <table:table-cell/>
          <table:table-cell office:value-type="string" calcext:value-type="string">
            <text:p>justified line spacing adds spaces and single quotes ; some misrecognized uncommon and accented vowel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10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79" calcext:value-type="float">
            <text:p>479</text:p>
          </table:table-cell>
          <table:table-cell table:formula="of:=[.B2]/[$Summary.E3]" office:value-type="percentage" office:value="1.03904555314534" calcext:value-type="percentage">
            <text:p>103,90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3" calcext:value-type="float">
            <text:p>463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54166666666667" calcext:value-type="percentage">
            <text:p>3,5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63" calcext:value-type="float">
            <text:p>163</text:p>
          </table:table-cell>
          <table:table-cell table:formula="of:=[.B3]/[$Summary.E4]" office:value-type="percentage" office:value="1.0794701986755" calcext:value-type="percentage">
            <text:p>107,95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68098159509202" calcext:value-type="percentage">
            <text:p>3,6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73" calcext:value-type="float">
            <text:p>373</text:p>
          </table:table-cell>
          <table:table-cell table:formula="of:=[.B4]/[$Summary.E5]" office:value-type="percentage" office:value="1.01084010840108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47" calcext:value-type="float">
            <text:p>347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795755968169761" calcext:value-type="percentage">
            <text:p>7,9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68" calcext:value-type="float">
            <text:p>468</text:p>
          </table:table-cell>
          <table:table-cell table:formula="of:=[.B5]/[$Summary.E6]" office:value-type="percentage" office:value="1.19693094629156" calcext:value-type="percentage">
            <text:p>119,69 %</text:p>
          </table:table-cell>
          <table:table-cell office:value-type="float" office:value="35" calcext:value-type="float">
            <text:p>35</text:p>
          </table:table-cell>
          <table:table-cell table:formula="of:=[.D5]/[$Summary.E6]" office:value-type="percentage" office:value="0.0895140664961637" calcext:value-type="percentage">
            <text:p>8,95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28" calcext:value-type="float">
            <text:p>28</text:p>
          </table:table-cell>
          <table:table-cell table:formula="of:=[.H5]/[$Summary.E6]" office:value-type="percentage" office:value="0.0716112531969309" calcext:value-type="percentage">
            <text:p>7,16 %</text:p>
          </table:table-cell>
          <table:table-cell table:formula="of:=[.B5]-[.D5]-[.H5]" office:value-type="float" office:value="405" calcext:value-type="float">
            <text:p>40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36460554371002" calcext:value-type="percentage">
            <text:p>13,6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70" calcext:value-type="float">
            <text:p>370</text:p>
          </table:table-cell>
          <table:table-cell table:formula="of:=[.B6]/[$Summary.E7]" office:value-type="percentage" office:value="0.991957104557641" calcext:value-type="percentage">
            <text:p>99,20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6193029490617" calcext:value-type="percentage">
            <text:p>0,54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67" calcext:value-type="float">
            <text:p>367</text:p>
          </table:table-cell>
          <table:table-cell table:formula="of:=IF(ISBLANK([.B6]); &quot;N/A&quot;; ([.D6]+[.F6]+[.H6])/[$Summary.E7])" office:value-type="percentage" office:value="0.0214477211796247" calcext:value-type="percentage">
            <text:p>2,14 %</text:p>
          </table:table-cell>
          <table:table-cell table:formula="of:=([.D6]+[.F6]+[.H6])/([.D6]+[.F6]+[.H6]+[.J6])" office:value-type="percentage" office:value="0.0213333333333333" calcext:value-type="percentage">
            <text:p>2,13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6" calcext:value-type="float">
            <text:p>606</text:p>
          </table:table-cell>
          <table:table-cell table:formula="of:=[.B7]/[$Summary.E8]" office:value-type="percentage" office:value="1.0669014084507" calcext:value-type="percentage">
            <text:p>106,69 %</text:p>
          </table:table-cell>
          <table:table-cell office:value-type="float" office:value="34" calcext:value-type="float">
            <text:p>34</text:p>
          </table:table-cell>
          <table:table-cell table:formula="of:=[.D7]/[$Summary.E8]" office:value-type="percentage" office:value="0.0598591549295775" calcext:value-type="percentage">
            <text:p>5,99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52112676056338" calcext:value-type="percentage">
            <text:p>0,35 %</text:p>
          </table:table-cell>
          <table:table-cell office:value-type="float" office:value="21" calcext:value-type="float">
            <text:p>21</text:p>
          </table:table-cell>
          <table:table-cell table:formula="of:=[.H7]/[$Summary.E8]" office:value-type="percentage" office:value="0.0369718309859155" calcext:value-type="percentage">
            <text:p>3,70 %</text:p>
          </table:table-cell>
          <table:table-cell table:formula="of:=[.B7]-[.D7]-[.H7]" office:value-type="float" office:value="551" calcext:value-type="float">
            <text:p>551</text:p>
          </table:table-cell>
          <table:table-cell table:formula="of:=IF(ISBLANK([.B7]); &quot;N/A&quot;; ([.D7]+[.F7]+[.H7])/[$Summary.E8])" office:value-type="percentage" office:value="0.100352112676056" calcext:value-type="percentage">
            <text:p>10,04 %</text:p>
          </table:table-cell>
          <table:table-cell table:formula="of:=([.D7]+[.F7]+[.H7])/([.D7]+[.F7]+[.H7]+[.J7])" office:value-type="percentage" office:value="0.09375" calcext:value-type="percentage">
            <text:p>9,3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2" calcext:value-type="float">
            <text:p>232</text:p>
          </table:table-cell>
          <table:table-cell table:formula="of:=IF(ISBLANK([.B8]); &quot;N/A&quot;; ([.D8]+[.F8]+[.H8])/[$Summary.E9])" office:value-type="percentage" office:value="0.257425742574257" calcext:value-type="percentage">
            <text:p>25,74 %</text:p>
          </table:table-cell>
          <table:table-cell table:formula="of:=([.D8]+[.F8]+[.H8])/([.D8]+[.F8]+[.H8]+[.J8])" office:value-type="percentage" office:value="0.183098591549296" calcext:value-type="percentage">
            <text:p>18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5" calcext:value-type="float">
            <text:p>385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2267002518892" calcext:value-type="percentage">
            <text:p>3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4" calcext:value-type="float">
            <text:p>314</text:p>
          </table:table-cell>
          <table:table-cell table:formula="of:=[.B10]/[$Summary.E11]" office:value-type="percentage" office:value="0.972136222910217" calcext:value-type="percentage">
            <text:p>97,21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3" calcext:value-type="float">
            <text:p>313</text:p>
          </table:table-cell>
          <table:table-cell table:formula="of:=IF(ISBLANK([.B10]); &quot;N/A&quot;; ([.D10]+[.F10]+[.H10])/[$Summary.E11])" office:value-type="percentage" office:value="0.0154798761609907" calcext:value-type="percentage">
            <text:p>1,55 %</text:p>
          </table:table-cell>
          <table:table-cell table:formula="of:=([.D10]+[.F10]+[.H10])/([.D10]+[.F10]+[.H10]+[.J10])" office:value-type="percentage" office:value="0.0157232704402516" calcext:value-type="percentage">
            <text:p>1,5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3" calcext:value-type="float">
            <text:p>353</text:p>
          </table:table-cell>
          <table:table-cell table:formula="of:=[.B11]/[$Summary.E12]" office:value-type="percentage" office:value="1.07621951219512" calcext:value-type="percentage">
            <text:p>107,62 %</text:p>
          </table:table-cell>
          <table:table-cell office:value-type="float" office:value="29" calcext:value-type="float">
            <text:p>29</text:p>
          </table:table-cell>
          <table:table-cell table:formula="of:=[.D11]/[$Summary.E12]" office:value-type="percentage" office:value="0.0884146341463415" calcext:value-type="percentage">
            <text:p>8,84 %</text:p>
          </table:table-cell>
          <table:table-cell office:value-type="float" office:value="6" calcext:value-type="float">
            <text:p>6</text:p>
          </table:table-cell>
          <table:table-cell table:formula="of:=[.F11]/[$Summary.E12]" office:value-type="percentage" office:value="0.0182926829268293" calcext:value-type="percentage">
            <text:p>1,83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3" calcext:value-type="float">
            <text:p>323</text:p>
          </table:table-cell>
          <table:table-cell table:formula="of:=IF(ISBLANK([.B11]); &quot;N/A&quot;; ([.D11]+[.F11]+[.H11])/[$Summary.E12])" office:value-type="percentage" office:value="0.109756097560976" calcext:value-type="percentage">
            <text:p>10,98 %</text:p>
          </table:table-cell>
          <table:table-cell table:formula="of:=([.D11]+[.F11]+[.H11])/([.D11]+[.F11]+[.H11]+[.J11])" office:value-type="percentage" office:value="0.100278551532033" calcext:value-type="percentage">
            <text:p>10,03 %</text:p>
          </table:table-cell>
          <table:table-cell office:value-type="string" calcext:value-type="string">
            <text:p>ɑ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1" calcext:value-type="float">
            <text:p>431</text:p>
          </table:table-cell>
          <table:table-cell table:formula="of:=[.B12]/[$Summary.E13]" office:value-type="percentage" office:value="1.1524064171123" calcext:value-type="percentage">
            <text:p>115,24 %</text:p>
          </table:table-cell>
          <table:table-cell office:value-type="float" office:value="39" calcext:value-type="float">
            <text:p>39</text:p>
          </table:table-cell>
          <table:table-cell table:formula="of:=[.D12]/[$Summary.E13]" office:value-type="percentage" office:value="0.10427807486631" calcext:value-type="percentage">
            <text:p>10,43 %</text:p>
          </table:table-cell>
          <table:table-cell office:value-type="float" office:value="5" calcext:value-type="float">
            <text:p>5</text:p>
          </table:table-cell>
          <table:table-cell table:formula="of:=[.F12]/[$Summary.E13]" office:value-type="percentage" office:value="0.0133689839572193" calcext:value-type="percentage">
            <text:p>1,34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0" calcext:value-type="float">
            <text:p>380</text:p>
          </table:table-cell>
          <table:table-cell table:formula="of:=IF(ISBLANK([.B12]); &quot;N/A&quot;; ([.D12]+[.F12]+[.H12])/[$Summary.E13])" office:value-type="percentage" office:value="0.149732620320856" calcext:value-type="percentage">
            <text:p>14,97 %</text:p>
          </table:table-cell>
          <table:table-cell table:formula="of:=([.D12]+[.F12]+[.H12])/([.D12]+[.F12]+[.H12]+[.J12])" office:value-type="percentage" office:value="0.128440366972477" calcext:value-type="percentage">
            <text:p>12,84 %</text:p>
          </table:table-cell>
          <table:table-cell office:value-type="string" calcext:value-type="string">
            <text:p>ɑ</text:p>
          </table:table-cell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38" calcext:value-type="float">
            <text:p>338</text:p>
          </table:table-cell>
          <table:table-cell table:formula="of:=[.B13]/[$Summary.E14]" office:value-type="percentage" office:value="0.997050147492625" calcext:value-type="percentage">
            <text:p>99,71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3" calcext:value-type="float">
            <text:p>3</text:p>
          </table:table-cell>
          <table:table-cell table:formula="of:=[.F13]/[$Summary.E14]" office:value-type="percentage" office:value="0.00884955752212389" calcext:value-type="percentage">
            <text:p>0,88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5" calcext:value-type="float">
            <text:p>335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5953079178886" calcext:value-type="percentage">
            <text:p>1,76 %</text:p>
          </table:table-cell>
          <table:table-cell/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14]/[$Summary.E15]" office:value-type="percentage" office:value="0.00308641975308642" calcext:value-type="percentage">
            <text:p>0,31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1743119266055" calcext:value-type="percentage">
            <text:p>0,9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448" calcext:value-type="float">
            <text:p>448</text:p>
          </table:table-cell>
          <table:table-cell table:formula="of:=[.B15]/[$Summary.E16]" office:value-type="percentage" office:value="1.51864406779661" calcext:value-type="percentage">
            <text:p>151,86 %</text:p>
          </table:table-cell>
          <table:table-cell office:value-type="float" office:value="36" calcext:value-type="float">
            <text:p>36</text:p>
          </table:table-cell>
          <table:table-cell table:formula="of:=[.D15]/[$Summary.E16]" office:value-type="percentage" office:value="0.122033898305085" calcext:value-type="percentage">
            <text:p>12,20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50" calcext:value-type="float">
            <text:p>350</text:p>
          </table:table-cell>
          <table:table-cell table:formula="of:=IF(ISBLANK([.B15]); &quot;N/A&quot;; ([.D15]+[.F15]+[.H15])/[$Summary.E16])" office:value-type="percentage" office:value="0.345762711864407" calcext:value-type="percentage">
            <text:p>34,58 %</text:p>
          </table:table-cell>
          <table:table-cell table:formula="of:=([.D15]+[.F15]+[.H15])/([.D15]+[.F15]+[.H15]+[.J15])" office:value-type="percentage" office:value="0.225663716814159" calcext:value-type="percentage">
            <text:p>22,57 %</text:p>
          </table:table-cell>
          <table:table-cell office:value-type="string" calcext:value-type="string">
            <text:p>1/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14" calcext:value-type="float">
            <text:p>514</text:p>
          </table:table-cell>
          <table:table-cell table:formula="of:=[.B16]/[$Summary.E17]" office:value-type="percentage" office:value="1.10537634408602" calcext:value-type="percentage">
            <text:p>110,54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3" calcext:value-type="float">
            <text:p>23</text:p>
          </table:table-cell>
          <table:table-cell table:formula="of:=[.H16]/[$Summary.E17]" office:value-type="percentage" office:value="0.0494623655913979" calcext:value-type="percentage">
            <text:p>4,95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697674418604651" calcext:value-type="percentage">
            <text:p>6,9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09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18" calcext:value-type="float">
            <text:p>518</text:p>
          </table:table-cell>
          <table:table-cell table:formula="of:=[.B2]/[$Summary.E3]" office:value-type="percentage" office:value="1.1236442516269" calcext:value-type="percentage">
            <text:p>112,36 %</text:p>
          </table:table-cell>
          <table:table-cell office:value-type="float" office:value="10" calcext:value-type="float">
            <text:p>10</text:p>
          </table:table-cell>
          <table:table-cell table:formula="of:=[.D2]/[$Summary.E3]" office:value-type="percentage" office:value="0.0216919739696312" calcext:value-type="percentage">
            <text:p>2,17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1" calcext:value-type="float">
            <text:p>491</text:p>
          </table:table-cell>
          <table:table-cell table:formula="of:=IF(ISBLANK([.B2]); &quot;N/A&quot;; ([.D2]+[.F2]+[.H2])/[$Summary.E3])" office:value-type="percentage" office:value="0.0629067245119306" calcext:value-type="percentage">
            <text:p>6,29 %</text:p>
          </table:table-cell>
          <table:table-cell table:formula="of:=([.D2]+[.F2]+[.H2])/([.D2]+[.F2]+[.H2]+[.J2])" office:value-type="percentage" office:value="0.0557692307692308" calcext:value-type="percentage">
            <text:p>5,58 %</text:p>
          </table:table-cell>
          <table:table-cell office:value-type="string" calcext:value-type="string">
            <text:p>v’</text:p>
          </table:table-cell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79" calcext:value-type="float">
            <text:p>179</text:p>
          </table:table-cell>
          <table:table-cell table:formula="of:=[.B3]/[$Summary.E4]" office:value-type="percentage" office:value="1.18543046357616" calcext:value-type="percentage">
            <text:p>118,54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3]/[$Summary.E4]" office:value-type="percentage" office:value="0.0463576158940397" calcext:value-type="percentage">
            <text:p>4,64 %</text:p>
          </table:table-cell>
          <table:table-cell table:formula="of:=[.B3]-[.D3]-[.H3]" office:value-type="float" office:value="168" calcext:value-type="float">
            <text:p>168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14525139664804" calcext:value-type="percentage">
            <text:p>6,15 %</text:p>
          </table:table-cell>
          <table:table-cell/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358" calcext:value-type="float">
            <text:p>358</text:p>
          </table:table-cell>
          <table:table-cell table:formula="of:=[.B4]/[$Summary.E5]" office:value-type="percentage" office:value="0.970189701897019" calcext:value-type="percentage">
            <text:p>97,02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4" calcext:value-type="float">
            <text:p>14</text:p>
          </table:table-cell>
          <table:table-cell table:formula="of:=[.F4]/[$Summary.E5]" office:value-type="percentage" office:value="0.037940379403794" calcext:value-type="percentage">
            <text:p>3,79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948509485094851" calcext:value-type="percentage">
            <text:p>9,49 %</text:p>
          </table:table-cell>
          <table:table-cell table:formula="of:=([.D4]+[.F4]+[.H4])/([.D4]+[.F4]+[.H4]+[.J4])" office:value-type="percentage" office:value="0.0940860215053763" calcext:value-type="percentage">
            <text:p>9,41 %</text:p>
          </table:table-cell>
          <table:table-cell/>
          <table:table-cell office:value-type="string" calcext:value-type="string">
            <text:p>many « v » subbed for « y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9" calcext:value-type="float">
            <text:p>9</text:p>
          </table:table-cell>
          <table:table-cell table:formula="of:=[.F5]/[$Summary.E6]" office:value-type="percentage" office:value="0.0230179028132992" calcext:value-type="percentage">
            <text:p>2,30 %</text:p>
          </table:table-cell>
          <table:table-cell office:value-type="float" office:value="36" calcext:value-type="float">
            <text:p>36</text:p>
          </table:table-cell>
          <table:table-cell table:formula="of:=[.H5]/[$Summary.E6]" office:value-type="percentage" office:value="0.0920716112531969" calcext:value-type="percentage">
            <text:p>9,21 %</text:p>
          </table:table-cell>
          <table:table-cell table:formula="of:=[.B5]-[.D5]-[.H5]" office:value-type="float" office:value="435" calcext:value-type="float">
            <text:p>43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28256513026052" calcext:value-type="percentage">
            <text:p>12,83 %</text:p>
          </table:table-cell>
          <table:table-cell/>
          <table:table-cell office:value-type="string" calcext:value-type="string">
            <text:p>many « y » dropp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84" calcext:value-type="float">
            <text:p>384</text:p>
          </table:table-cell>
          <table:table-cell table:formula="of:=[.B6]/[$Summary.E7]" office:value-type="percentage" office:value="1.02949061662198" calcext:value-type="percentage">
            <text:p>102,95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0857908847185" calcext:value-type="percentage">
            <text:p>1,61 %</text:p>
          </table:table-cell>
          <table:table-cell office:value-type="float" office:value="5" calcext:value-type="float">
            <text:p>5</text:p>
          </table:table-cell>
          <table:table-cell table:formula="of:=[.F6]/[$Summary.E7]" office:value-type="percentage" office:value="0.0134048257372654" calcext:value-type="percentage">
            <text:p>1,3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6193029490617" calcext:value-type="percentage">
            <text:p>0,54 %</text:p>
          </table:table-cell>
          <table:table-cell table:formula="of:=[.B6]-[.D6]-[.H6]" office:value-type="float" office:value="376" calcext:value-type="float">
            <text:p>376</text:p>
          </table:table-cell>
          <table:table-cell table:formula="of:=IF(ISBLANK([.B6]); &quot;N/A&quot;; ([.D6]+[.F6]+[.H6])/[$Summary.E7])" office:value-type="percentage" office:value="0.0348525469168901" calcext:value-type="percentage">
            <text:p>3,49 %</text:p>
          </table:table-cell>
          <table:table-cell table:formula="of:=([.D6]+[.F6]+[.H6])/([.D6]+[.F6]+[.H6]+[.J6])" office:value-type="percentage" office:value="0.0334190231362468" calcext:value-type="percentage">
            <text:p>3,34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608" calcext:value-type="float">
            <text:p>608</text:p>
          </table:table-cell>
          <table:table-cell table:formula="of:=[.B7]/[$Summary.E8]" office:value-type="percentage" office:value="1.07042253521127" calcext:value-type="percentage">
            <text:p>107,04 %</text:p>
          </table:table-cell>
          <table:table-cell office:value-type="float" office:value="36" calcext:value-type="float">
            <text:p>36</text:p>
          </table:table-cell>
          <table:table-cell table:formula="of:=[.D7]/[$Summary.E8]" office:value-type="percentage" office:value="0.0633802816901408" calcext:value-type="percentage">
            <text:p>6,34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58450704225352" calcext:value-type="percentage">
            <text:p>1,58 %</text:p>
          </table:table-cell>
          <table:table-cell office:value-type="float" office:value="17" calcext:value-type="float">
            <text:p>17</text:p>
          </table:table-cell>
          <table:table-cell table:formula="of:=[.H7]/[$Summary.E8]" office:value-type="percentage" office:value="0.0299295774647887" calcext:value-type="percentage">
            <text:p>2,99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09154929577465" calcext:value-type="percentage">
            <text:p>10,92 %</text:p>
          </table:table-cell>
          <table:table-cell table:formula="of:=([.D7]+[.F7]+[.H7])/([.D7]+[.F7]+[.H7]+[.J7])" office:value-type="percentage" office:value="0.100486223662885" calcext:value-type="percentage">
            <text:p>10,0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339" calcext:value-type="float">
            <text:p>339</text:p>
          </table:table-cell>
          <table:table-cell table:formula="of:=[.B8]/[$Summary.E9]" office:value-type="percentage" office:value="1.67821782178218" calcext:value-type="percentage">
            <text:p>167,82 %</text:p>
          </table:table-cell>
          <table:table-cell office:value-type="float" office:value="26" calcext:value-type="float">
            <text:p>26</text:p>
          </table:table-cell>
          <table:table-cell table:formula="of:=[.D8]/[$Summary.E9]" office:value-type="percentage" office:value="0.128712871287129" calcext:value-type="percentage">
            <text:p>12,87 %</text:p>
          </table:table-cell>
          <table:table-cell office:value-type="float" office:value="8" calcext:value-type="float">
            <text:p>8</text:p>
          </table:table-cell>
          <table:table-cell table:formula="of:=[.F8]/[$Summary.E9]" office:value-type="percentage" office:value="0.0396039603960396" calcext:value-type="percentage">
            <text:p>3,96 %</text:p>
          </table:table-cell>
          <table:table-cell office:value-type="float" office:value="33" calcext:value-type="float">
            <text:p>33</text:p>
          </table:table-cell>
          <table:table-cell table:formula="of:=[.H8]/[$Summary.E9]" office:value-type="percentage" office:value="0.163366336633663" calcext:value-type="percentage">
            <text:p>16,34 %</text:p>
          </table:table-cell>
          <table:table-cell table:formula="of:=[.B8]-[.D8]-[.H8]" office:value-type="float" office:value="280" calcext:value-type="float">
            <text:p>280</text:p>
          </table:table-cell>
          <table:table-cell table:formula="of:=IF(ISBLANK([.B8]); &quot;N/A&quot;; ([.D8]+[.F8]+[.H8])/[$Summary.E9])" office:value-type="percentage" office:value="0.331683168316832" calcext:value-type="percentage">
            <text:p>33,17 %</text:p>
          </table:table-cell>
          <table:table-cell table:formula="of:=([.D8]+[.F8]+[.H8])/([.D8]+[.F8]+[.H8]+[.J8])" office:value-type="percentage" office:value="0.193083573487032" calcext:value-type="percentage">
            <text:p>19,31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12" calcext:value-type="float">
            <text:p>12</text:p>
          </table:table-cell>
          <table:table-cell table:formula="of:=[.D9]/[$Summary.E10]" office:value-type="percentage" office:value="0.0287081339712919" calcext:value-type="percentage">
            <text:p>2,87 %</text:p>
          </table:table-cell>
          <table:table-cell office:value-type="float" office:value="6" calcext:value-type="float">
            <text:p>6</text:p>
          </table:table-cell>
          <table:table-cell table:formula="of:=[.F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454545454545455" calcext:value-type="percentage">
            <text:p>4,55 %</text:p>
          </table:table-cell>
          <table:table-cell table:formula="of:=([.D9]+[.F9]+[.H9])/([.D9]+[.F9]+[.H9]+[.J9])" office:value-type="percentage" office:value="0.0476190476190476" calcext:value-type="percentage">
            <text:p>4,7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19" calcext:value-type="float">
            <text:p>319</text:p>
          </table:table-cell>
          <table:table-cell table:formula="of:=[.B10]/[$Summary.E11]" office:value-type="percentage" office:value="0.987616099071207" calcext:value-type="percentage">
            <text:p>98,76 %</text:p>
          </table:table-cell>
          <table:table-cell office:value-type="float" office:value="8" calcext:value-type="float">
            <text:p>8</text:p>
          </table:table-cell>
          <table:table-cell table:formula="of:=[.D10]/[$Summary.E11]" office:value-type="percentage" office:value="0.0247678018575851" calcext:value-type="percentage">
            <text:p>2,48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10" calcext:value-type="float">
            <text:p>310</text:p>
          </table:table-cell>
          <table:table-cell table:formula="of:=IF(ISBLANK([.B10]); &quot;N/A&quot;; ([.D10]+[.F10]+[.H10])/[$Summary.E11])" office:value-type="percentage" office:value="0.0402476780185759" calcext:value-type="percentage">
            <text:p>4,02 %</text:p>
          </table:table-cell>
          <table:table-cell table:formula="of:=([.D10]+[.F10]+[.H10])/([.D10]+[.F10]+[.H10]+[.J10])" office:value-type="percentage" office:value="0.0402476780185759" calcext:value-type="percentage">
            <text:p>4,02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52" calcext:value-type="float">
            <text:p>352</text:p>
          </table:table-cell>
          <table:table-cell table:formula="of:=[.B11]/[$Summary.E12]" office:value-type="percentage" office:value="1.07317073170732" calcext:value-type="percentage">
            <text:p>107,32 %</text:p>
          </table:table-cell>
          <table:table-cell office:value-type="float" office:value="23" calcext:value-type="float">
            <text:p>23</text:p>
          </table:table-cell>
          <table:table-cell table:formula="of:=[.D11]/[$Summary.E12]" office:value-type="percentage" office:value="0.0701219512195122" calcext:value-type="percentage">
            <text:p>7,01 %</text:p>
          </table:table-cell>
          <table:table-cell office:value-type="float" office:value="10" calcext:value-type="float">
            <text:p>10</text:p>
          </table:table-cell>
          <table:table-cell table:formula="of:=[.F11]/[$Summary.E12]" office:value-type="percentage" office:value="0.0304878048780488" calcext:value-type="percentage">
            <text:p>3,05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22" calcext:value-type="float">
            <text:p>322</text:p>
          </table:table-cell>
          <table:table-cell table:formula="of:=IF(ISBLANK([.B11]); &quot;N/A&quot;; ([.D11]+[.F11]+[.H11])/[$Summary.E12])" office:value-type="percentage" office:value="0.121951219512195" calcext:value-type="percentage">
            <text:p>12,20 %</text:p>
          </table:table-cell>
          <table:table-cell table:formula="of:=([.D11]+[.F11]+[.H11])/([.D11]+[.F11]+[.H11]+[.J11])" office:value-type="percentage" office:value="0.110497237569061" calcext:value-type="percentage">
            <text:p>11,05 %</text:p>
          </table:table-cell>
          <table:table-cell/>
          <table:table-cell office:value-type="string" calcext:value-type="string">
            <text:p>many « ɑ » subbed for « a »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438" calcext:value-type="float">
            <text:p>438</text:p>
          </table:table-cell>
          <table:table-cell table:formula="of:=[.B12]/[$Summary.E13]" office:value-type="percentage" office:value="1.17112299465241" calcext:value-type="percentage">
            <text:p>117,11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9" calcext:value-type="float">
            <text:p>9</text:p>
          </table:table-cell>
          <table:table-cell table:formula="of:=[.F12]/[$Summary.E13]" office:value-type="percentage" office:value="0.0240641711229946" calcext:value-type="percentage">
            <text:p>2,41 %</text:p>
          </table:table-cell>
          <table:table-cell office:value-type="float" office:value="25" calcext:value-type="float">
            <text:p>25</text:p>
          </table:table-cell>
          <table:table-cell table:formula="of:=[.H12]/[$Summary.E13]" office:value-type="percentage" office:value="0.0668449197860963" calcext:value-type="percentage">
            <text:p>6,68 %</text:p>
          </table:table-cell>
          <table:table-cell table:formula="of:=[.B12]-[.D12]-[.H12]" office:value-type="float" office:value="397" calcext:value-type="float">
            <text:p>397</text:p>
          </table:table-cell>
          <table:table-cell table:formula="of:=IF(ISBLANK([.B12]); &quot;N/A&quot;; ([.D12]+[.F12]+[.H12])/[$Summary.E13])" office:value-type="percentage" office:value="0.133689839572193" calcext:value-type="percentage">
            <text:p>13,37 %</text:p>
          </table:table-cell>
          <table:table-cell table:formula="of:=([.D12]+[.F12]+[.H12])/([.D12]+[.F12]+[.H12]+[.J12])" office:value-type="percentage" office:value="0.111856823266219" calcext:value-type="percentage">
            <text:p>11,1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2" calcext:value-type="float">
            <text:p>2</text:p>
          </table:table-cell>
          <table:table-cell table:formula="of:=[.F13]/[$Summary.E14]" office:value-type="percentage" office:value="0.00589970501474926" calcext:value-type="percentage">
            <text:p>0,59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88184438040346" calcext:value-type="percentage">
            <text:p>2,88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5" calcext:value-type="float">
            <text:p>5</text:p>
          </table:table-cell>
          <table:table-cell table:formula="of:=[.D14]/[$Summary.E15]" office:value-type="percentage" office:value="0.0154320987654321" calcext:value-type="percentage">
            <text:p>1,54 %</text:p>
          </table:table-cell>
          <table:table-cell office:value-type="float" office:value="2" calcext:value-type="float">
            <text:p>2</text:p>
          </table:table-cell>
          <table:table-cell table:formula="of:=[.F14]/[$Summary.E15]" office:value-type="percentage" office:value="0.00617283950617284" calcext:value-type="percentage">
            <text:p>0,62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18" calcext:value-type="float">
            <text:p>318</text:p>
          </table:table-cell>
          <table:table-cell table:formula="of:=IF(ISBLANK([.B14]); &quot;N/A&quot;; ([.D14]+[.F14]+[.H14])/[$Summary.E15])" office:value-type="percentage" office:value="0.0246913580246914" calcext:value-type="percentage">
            <text:p>2,47 %</text:p>
          </table:table-cell>
          <table:table-cell table:formula="of:=([.D14]+[.F14]+[.H14])/([.D14]+[.F14]+[.H14]+[.J14])" office:value-type="percentage" office:value="0.0245398773006135" calcext:value-type="percentage">
            <text:p>2,45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583" calcext:value-type="float">
            <text:p>583</text:p>
          </table:table-cell>
          <table:table-cell table:formula="of:=[.B15]/[$Summary.E16]" office:value-type="percentage" office:value="1.97627118644068" calcext:value-type="percentage">
            <text:p>197,63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5" calcext:value-type="float">
            <text:p>95</text:p>
          </table:table-cell>
          <table:table-cell table:formula="of:=[.H15]/[$Summary.E16]" office:value-type="percentage" office:value="0.322033898305085" calcext:value-type="percentage">
            <text:p>32,20 %</text:p>
          </table:table-cell>
          <table:table-cell table:formula="of:=[.B15]-[.D15]-[.H15]" office:value-type="float" office:value="450" calcext:value-type="float">
            <text:p>450</text:p>
          </table:table-cell>
          <table:table-cell table:formula="of:=IF(ISBLANK([.B15]); &quot;N/A&quot;; ([.D15]+[.F15]+[.H15])/[$Summary.E16])" office:value-type="percentage" office:value="0.464406779661017" calcext:value-type="percentage">
            <text:p>46,44 %</text:p>
          </table:table-cell>
          <table:table-cell table:formula="of:=([.D15]+[.F15]+[.H15])/([.D15]+[.F15]+[.H15]+[.J15])" office:value-type="percentage" office:value="0.233390119250426" calcext:value-type="percentage">
            <text:p>23,34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538" calcext:value-type="float">
            <text:p>538</text:p>
          </table:table-cell>
          <table:table-cell table:formula="of:=[.B16]/[$Summary.E17]" office:value-type="percentage" office:value="1.15698924731183" calcext:value-type="percentage">
            <text:p>115,70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505" calcext:value-type="float">
            <text:p>505</text:p>
          </table:table-cell>
          <table:table-cell table:formula="of:=IF(ISBLANK([.B16]); &quot;N/A&quot;; ([.D16]+[.F16]+[.H16])/[$Summary.E17])" office:value-type="percentage" office:value="0.0752688172043011" calcext:value-type="percentage">
            <text:p>7,53 %</text:p>
          </table:table-cell>
          <table:table-cell table:formula="of:=([.D16]+[.F16]+[.H16])/([.D16]+[.F16]+[.H16]+[.J16])" office:value-type="percentage" office:value="0.0648148148148148" calcext:value-type="percentage">
            <text:p>6,48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06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508" calcext:value-type="float">
            <text:p>508</text:p>
          </table:table-cell>
          <table:table-cell table:formula="of:=[.B2]/[$Summary.E3]" office:value-type="percentage" office:value="1.10195227765727" calcext:value-type="percentage">
            <text:p>110,20 %</text:p>
          </table:table-cell>
          <table:table-cell office:value-type="float" office:value="28" calcext:value-type="float">
            <text:p>28</text:p>
          </table:table-cell>
          <table:table-cell table:formula="of:=[.D2]/[$Summary.E3]" office:value-type="percentage" office:value="0.0607375271149675" calcext:value-type="percentage">
            <text:p>6,07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21" calcext:value-type="float">
            <text:p>21</text:p>
          </table:table-cell>
          <table:table-cell table:formula="of:=[.H2]/[$Summary.E3]" office:value-type="percentage" office:value="0.0455531453362256" calcext:value-type="percentage">
            <text:p>4,56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108459869848156" calcext:value-type="percentage">
            <text:p>10,85 %</text:p>
          </table:table-cell>
          <table:table-cell table:formula="of:=([.D2]+[.F2]+[.H2])/([.D2]+[.F2]+[.H2]+[.J2])" office:value-type="percentage" office:value="0.0982318271119843" calcext:value-type="percentage">
            <text:p>9,82 %</text:p>
          </table:table-cell>
          <table:table-cell office:value-type="string" calcext:value-type="string">
            <text:p>ɔ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205" calcext:value-type="float">
            <text:p>205</text:p>
          </table:table-cell>
          <table:table-cell table:formula="of:=[.B3]/[$Summary.E4]" office:value-type="percentage" office:value="1.35761589403974" calcext:value-type="percentage">
            <text:p>135,76 %</text:p>
          </table:table-cell>
          <table:table-cell office:value-type="float" office:value="49" calcext:value-type="float">
            <text:p>49</text:p>
          </table:table-cell>
          <table:table-cell table:formula="of:=[.D3]/[$Summary.E4]" office:value-type="percentage" office:value="0.324503311258278" calcext:value-type="percentage">
            <text:p>32,45 %</text:p>
          </table:table-cell>
          <table:table-cell office:value-type="float" office:value="7" calcext:value-type="float">
            <text:p>7</text:p>
          </table:table-cell>
          <table:table-cell table:formula="of:=[.F3]/[$Summary.E4]" office:value-type="percentage" office:value="0.0463576158940397" calcext:value-type="percentage">
            <text:p>4,64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55" calcext:value-type="float">
            <text:p>155</text:p>
          </table:table-cell>
          <table:table-cell table:formula="of:=IF(ISBLANK([.B3]); &quot;N/A&quot;; ([.D3]+[.F3]+[.H3])/[$Summary.E4])" office:value-type="percentage" office:value="0.377483443708609" calcext:value-type="percentage">
            <text:p>37,75 %</text:p>
          </table:table-cell>
          <table:table-cell table:formula="of:=([.D3]+[.F3]+[.H3])/([.D3]+[.F3]+[.H3]+[.J3])" office:value-type="percentage" office:value="0.268867924528302" calcext:value-type="percentage">
            <text:p>26,89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_afr_20221205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table:formula="of:=[$Latin.A2]" office:value-type="string" office:string-value="bdt" calcext:value-type="string">
            <text:p>bdt</text:p>
          </table:table-cell>
          <table:table-cell office:value-type="float" office:value="483" calcext:value-type="float">
            <text:p>483</text:p>
          </table:table-cell>
          <table:table-cell table:formula="of:=[.B2]/[$Summary.E3]" office:value-type="percentage" office:value="1.04772234273319" calcext:value-type="percentage">
            <text:p>104,77 %</text:p>
          </table:table-cell>
          <table:table-cell office:value-type="float" office:value="16" calcext:value-type="float">
            <text:p>16</text:p>
          </table:table-cell>
          <table:table-cell table:formula="of:=[.D2]/[$Summary.E3]" office:value-type="percentage" office:value="0.03470715835141" calcext:value-type="percentage">
            <text:p>3,47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51" calcext:value-type="float">
            <text:p>451</text:p>
          </table:table-cell>
          <table:table-cell table:formula="of:=IF(ISBLANK([.B2]); &quot;N/A&quot;; ([.D2]+[.F2]+[.H2])/[$Summary.E3])" office:value-type="percentage" office:value="0.0802603036876356" calcext:value-type="percentage">
            <text:p>8,03 %</text:p>
          </table:table-cell>
          <table:table-cell table:formula="of:=([.D2]+[.F2]+[.H2])/([.D2]+[.F2]+[.H2]+[.J2])" office:value-type="percentage" office:value="0.0758196721311475" calcext:value-type="percentage">
            <text:p>7,58 %</text:p>
          </table:table-cell>
          <table:table-cell office:value-type="string" calcext:value-type="string">
            <text:p>1234ɛɔyo</text:p>
          </table:table-cell>
          <table:table-cell office:value-type="string" calcext:value-type="string">
            <text:p>lots of extra spaces added ; several characters were recognized as uppercase instead of lowercase</text:p>
          </table:table-cell>
          <table:table-cell table:number-columns-repeated="1006"/>
        </table:table-row>
        <table:table-row table:style-name="ro1">
          <table:table-cell table:formula="of:=[$Latin.A3]" office:value-type="string" office:string-value="fra" calcext:value-type="string">
            <text:p>fra</text:p>
          </table:table-cell>
          <table:table-cell office:value-type="float" office:value="196" calcext:value-type="float">
            <text:p>196</text:p>
          </table:table-cell>
          <table:table-cell table:formula="of:=[.B3]/[$Summary.E4]" office:value-type="percentage" office:value="1.29801324503311" calcext:value-type="percentage">
            <text:p>129,80 %</text:p>
          </table:table-cell>
          <table:table-cell office:value-type="float" office:value="40" calcext:value-type="float">
            <text:p>40</text:p>
          </table:table-cell>
          <table:table-cell table:formula="of:=[.D3]/[$Summary.E4]" office:value-type="percentage" office:value="0.264900662251656" calcext:value-type="percentage">
            <text:p>26,49 %</text:p>
          </table:table-cell>
          <table:table-cell office:value-type="float" office:value="2" calcext:value-type="float">
            <text:p>2</text:p>
          </table:table-cell>
          <table:table-cell table:formula="of:=[.F3]/[$Summary.E4]" office:value-type="percentage" office:value="0.0132450331125828" calcext:value-type="percentage">
            <text:p>1,32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291390728476821" calcext:value-type="percentage">
            <text:p>29,14 %</text:p>
          </table:table-cell>
          <table:table-cell table:formula="of:=([.D3]+[.F3]+[.H3])/([.D3]+[.F3]+[.H3]+[.J3])" office:value-type="percentage" office:value="0.222222222222222" calcext:value-type="percentage">
            <text:p>22,22 %</text:p>
          </table:table-cell>
          <table:table-cell office:value-type="string" calcext:value-type="string">
            <text:p>Iacdefilnorst</text:p>
          </table:table-cell>
          <table:table-cell office:value-type="string" calcext:value-type="string">
            <text:p>lots of non-accented characters were recognized as having accents</text:p>
          </table:table-cell>
          <table:table-cell table:number-columns-repeated="1006"/>
        </table:table-row>
        <table:table-row table:style-name="ro1">
          <table:table-cell table:formula="of:=[$Latin.A4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5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6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7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8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9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0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1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2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3]" office:value-type="string" office:string-value="mza" calcext:value-type="string">
            <text:p>mza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4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5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>
          <table:table-cell table:formula="of:=[$Latin.A16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atin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default-cell-style-name="Default"/>
        <table:table-column table:style-name="co12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13" table:default-cell-style-name="ce3"/>
        <table:table-column table:style-name="co9" table:default-cell-style-name="Default"/>
        <table:table-column table:style-name="co6" table:number-columns-repeated="2" table:default-cell-style-name="ce3"/>
        <table:table-column table:style-name="co14" table:default-cell-style-name="Default"/>
        <table:table-column table:style-name="co9" table:number-columns-repeated="1007" table:default-cell-style-name="Default"/>
        <table:table-row table:style-name="ro1"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# out chars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sub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del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ins err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cor chars</text:p>
          </table:table-cell>
          <table:table-cell table:style-name="ce2" office:value-type="string" calcext:value-type="string">
            <text:p>CER</text:p>
          </table:table-cell>
          <table:table-cell table:style-name="ce2" office:value-type="string" calcext:value-type="string">
            <text:p>CERn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bdt</text:p>
          </table:table-cell>
          <table:table-cell office:value-type="float" office:value="403" calcext:value-type="float">
            <text:p>403</text:p>
          </table:table-cell>
          <table:table-cell table:formula="of:=[.B2]/[$Summary.E3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D2]/[$Summary.E3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340" calcext:value-type="float">
            <text:p>340</text:p>
          </table:table-cell>
          <table:table-cell table:formula="of:=([.D2]+[.F2]+[.H2])/[$Summary.E3]" office:value-type="percentage" office:value="0.147505422993492" calcext:value-type="percentage">
            <text:p>14,75 %</text:p>
          </table:table-cell>
          <table:table-cell table:formula="of:=([.D2]+[.F2]+[.H2])/([.D2]+[.F2]+[.H2]+[.J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153" calcext:value-type="float">
            <text:p>153</text:p>
          </table:table-cell>
          <table:table-cell table:formula="of:=[.B3]/[$Summary.E4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([.D3]+[.F3]+[.H3])/[$Summary.E4]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298" calcext:value-type="float">
            <text:p>298</text:p>
          </table:table-cell>
          <table:table-cell table:formula="of:=[.B4]/[$Summary.E5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D4]/[$Summary.E5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259" calcext:value-type="float">
            <text:p>259</text:p>
          </table:table-cell>
          <table:table-cell table:formula="of:=([.D4]+[.F4]+[.H4])/[$Summary.E5]" office:value-type="percentage" office:value="0.124661246612466" calcext:value-type="percentage">
            <text:p>12,47 %</text:p>
          </table:table-cell>
          <table:table-cell table:formula="of:=([.D4]+[.F4]+[.H4])/([.D4]+[.F4]+[.H4]+[.J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357" calcext:value-type="float">
            <text:p>357</text:p>
          </table:table-cell>
          <table:table-cell table:formula="of:=[.B5]/[$Summary.E6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D5]/[$Summary.E6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42" calcext:value-type="float">
            <text:p>342</text:p>
          </table:table-cell>
          <table:table-cell table:formula="of:=([.D5]+[.F5]+[.H5])/[$Summary.E6]" office:value-type="percentage" office:value="0.0383631713554987" calcext:value-type="percentage">
            <text:p>3,84 %</text:p>
          </table:table-cell>
          <table:table-cell table:formula="of:=([.D5]+[.F5]+[.H5])/([.D5]+[.F5]+[.H5]+[.J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iy</text:p>
          </table:table-cell>
          <table:table-cell office:value-type="float" office:value="348" calcext:value-type="float">
            <text:p>348</text:p>
          </table:table-cell>
          <table:table-cell table:formula="of:=[.B6]/[$Summary.E7]" office:value-type="percentage" office:value="0.932975871313673" calcext:value-type="percentage">
            <text:p>93,30 %</text:p>
          </table:table-cell>
          <table:table-cell office:value-type="float" office:value="16" calcext:value-type="float">
            <text:p>16</text:p>
          </table:table-cell>
          <table:table-cell table:formula="of:=[.D6]/[$Summary.E7]" office:value-type="percentage" office:value="0.0428954423592493" calcext:value-type="percentage">
            <text:p>4,29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6193029490617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8096514745308" calcext:value-type="percentage">
            <text:p>0,27 %</text:p>
          </table:table-cell>
          <table:table-cell table:formula="of:=[.B6]-[.D6]-[.H6]" office:value-type="float" office:value="331" calcext:value-type="float">
            <text:p>331</text:p>
          </table:table-cell>
          <table:table-cell table:formula="of:=([.D6]+[.F6]+[.H6])/[$Summary.E7]" office:value-type="percentage" office:value="0.0509383378016086" calcext:value-type="percentage">
            <text:p>5,09 %</text:p>
          </table:table-cell>
          <table:table-cell table:formula="of:=([.D6]+[.F6]+[.H6])/([.D6]+[.F6]+[.H6]+[.J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nl</text:p>
          </table:table-cell>
          <table:table-cell office:value-type="float" office:value="464" calcext:value-type="float">
            <text:p>464</text:p>
          </table:table-cell>
          <table:table-cell table:formula="of:=[.B7]/[$Summary.E8]" office:value-type="percentage" office:value="0.816901408450704" calcext:value-type="percentage">
            <text:p>81,69 %</text:p>
          </table:table-cell>
          <table:table-cell office:value-type="float" office:value="33" calcext:value-type="float">
            <text:p>33</text:p>
          </table:table-cell>
          <table:table-cell table:formula="of:=[.D7]/[$Summary.E8]" office:value-type="percentage" office:value="0.0580985915492958" calcext:value-type="percentage">
            <text:p>5,81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880281690140845" calcext:value-type="percentage">
            <text:p>0,88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64084507042253" calcext:value-type="percentage">
            <text:p>2,64 %</text:p>
          </table:table-cell>
          <table:table-cell table:formula="of:=[.B7]-[.D7]-[.H7]" office:value-type="float" office:value="416" calcext:value-type="float">
            <text:p>416</text:p>
          </table:table-cell>
          <table:table-cell table:formula="of:=([.D7]+[.F7]+[.H7])/[$Summary.E8]" office:value-type="percentage" office:value="0.0933098591549296" calcext:value-type="percentage">
            <text:p>9,33 %</text:p>
          </table:table-cell>
          <table:table-cell table:formula="of:=([.D7]+[.F7]+[.H7])/([.D7]+[.F7]+[.H7]+[.J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oq</text:p>
          </table:table-cell>
          <table:table-cell office:value-type="float" office:value="199" calcext:value-type="float">
            <text:p>199</text:p>
          </table:table-cell>
          <table:table-cell table:formula="of:=[.B8]/[$Summary.E9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D8]/[$Summary.E9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8]/[$Summary.E9]" office:value-type="percentage" office:value="0.0198019801980198" calcext:value-type="percentage">
            <text:p>1,98 %</text:p>
          </table:table-cell>
          <table:table-cell table:formula="of:=[.B8]-[.D8]-[.H8]" office:value-type="float" office:value="186" calcext:value-type="float">
            <text:p>186</text:p>
          </table:table-cell>
          <table:table-cell table:formula="of:=([.D8]+[.F8]+[.H8])/[$Summary.E9]" office:value-type="percentage" office:value="0.0643564356435644" calcext:value-type="percentage">
            <text:p>6,44 %</text:p>
          </table:table-cell>
          <table:table-cell table:formula="of:=([.D8]+[.F8]+[.H8])/([.D8]+[.F8]+[.H8]+[.J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p</text:p>
          </table:table-cell>
          <table:table-cell office:value-type="float" office:value="361" calcext:value-type="float">
            <text:p>361</text:p>
          </table:table-cell>
          <table:table-cell table:formula="of:=[.B9]/[$Summary.E10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D9]/[$Summary.E10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39" calcext:value-type="float">
            <text:p>339</text:p>
          </table:table-cell>
          <table:table-cell table:formula="of:=([.D9]+[.F9]+[.H9])/[$Summary.E10]" office:value-type="percentage" office:value="0.0574162679425837" calcext:value-type="percentage">
            <text:p>5,74 %</text:p>
          </table:table-cell>
          <table:table-cell table:formula="of:=([.D9]+[.F9]+[.H9])/([.D9]+[.F9]+[.H9]+[.J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cx</text:p>
          </table:table-cell>
          <table:table-cell office:value-type="float" office:value="303" calcext:value-type="float">
            <text:p>303</text:p>
          </table:table-cell>
          <table:table-cell table:formula="of:=[.B10]/[$Summary.E11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D10]/[$Summary.E11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F10]/[$Summary.E11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H10]/[$Summary.E11]" office:value-type="percentage" office:value="0.00619195046439629" calcext:value-type="percentage">
            <text:p>0,62 %</text:p>
          </table:table-cell>
          <table:table-cell table:formula="of:=[.B10]-[.D10]-[.H10]" office:value-type="float" office:value="265" calcext:value-type="float">
            <text:p>265</text:p>
          </table:table-cell>
          <table:table-cell table:formula="of:=([.D10]+[.F10]+[.H10])/[$Summary.E11]" office:value-type="percentage" office:value="0.126934984520124" calcext:value-type="percentage">
            <text:p>12,69 %</text:p>
          </table:table-cell>
          <table:table-cell table:formula="of:=([.D10]+[.F10]+[.H10])/([.D10]+[.F10]+[.H10]+[.J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q</text:p>
          </table:table-cell>
          <table:table-cell office:value-type="float" office:value="317" calcext:value-type="float">
            <text:p>317</text:p>
          </table:table-cell>
          <table:table-cell table:formula="of:=[.B11]/[$Summary.E12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D11]/[$Summary.E12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2" calcext:value-type="float">
            <text:p>302</text:p>
          </table:table-cell>
          <table:table-cell table:formula="of:=([.D11]+[.F11]+[.H11])/[$Summary.E12]" office:value-type="percentage" office:value="0.0457317073170732" calcext:value-type="percentage">
            <text:p>4,57 %</text:p>
          </table:table-cell>
          <table:table-cell table:formula="of:=([.D11]+[.F11]+[.H11])/([.D11]+[.F11]+[.H11]+[.J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qb</text:p>
          </table:table-cell>
          <table:table-cell office:value-type="float" office:value="367" calcext:value-type="float">
            <text:p>367</text:p>
          </table:table-cell>
          <table:table-cell table:formula="of:=[.B12]/[$Summary.E13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D12]/[$Summary.E13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2]/[$Summary.E13]" office:value-type="percentage" office:value="0.00267379679144385" calcext:value-type="percentage">
            <text:p>0,27 %</text:p>
          </table:table-cell>
          <table:table-cell table:formula="of:=[.B12]-[.D12]-[.H12]" office:value-type="float" office:value="361" calcext:value-type="float">
            <text:p>361</text:p>
          </table:table-cell>
          <table:table-cell table:formula="of:=([.D12]+[.F12]+[.H12])/[$Summary.E13]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za</text:p>
          </table:table-cell>
          <table:table-cell office:value-type="float" office:value="277" calcext:value-type="float">
            <text:p>277</text:p>
          </table:table-cell>
          <table:table-cell table:formula="of:=[.B13]/[$Summary.E14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D13]/[$Summary.E14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237" calcext:value-type="float">
            <text:p>237</text:p>
          </table:table-cell>
          <table:table-cell table:formula="of:=([.D13]+[.F13]+[.H13])/[$Summary.E14]" office:value-type="percentage" office:value="0.117994100294985" calcext:value-type="percentage">
            <text:p>11,80 %</text:p>
          </table:table-cell>
          <table:table-cell table:formula="of:=([.D13]+[.F13]+[.H13])/([.D13]+[.F13]+[.H13]+[.J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dy</text:p>
          </table:table-cell>
          <table:table-cell office:value-type="float" office:value="316" calcext:value-type="float">
            <text:p>316</text:p>
          </table:table-cell>
          <table:table-cell table:formula="of:=[.B14]/[$Summary.E15]" office:value-type="percentage" office:value="0.975308641975309" calcext:value-type="percentage">
            <text:p>97,53 %</text:p>
          </table:table-cell>
          <table:table-cell office:value-type="float" office:value="10" calcext:value-type="float">
            <text:p>10</text:p>
          </table:table-cell>
          <table:table-cell table:formula="of:=[.D14]/[$Summary.E15]" office:value-type="percentage" office:value="0.0308641975308642" calcext:value-type="percentage">
            <text:p>3,09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06" calcext:value-type="float">
            <text:p>306</text:p>
          </table:table-cell>
          <table:table-cell table:formula="of:=([.D14]+[.F14]+[.H14])/[$Summary.E15]" office:value-type="percentage" office:value="0.0308641975308642" calcext:value-type="percentage">
            <text:p>3,09 %</text:p>
          </table:table-cell>
          <table:table-cell table:formula="of:=([.D14]+[.F14]+[.H14])/([.D14]+[.F14]+[.H14]+[.J14])" office:value-type="percentage" office:value="0.0316455696202532" calcext:value-type="percentage">
            <text:p>3,16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ga</text:p>
          </table:table-cell>
          <table:table-cell office:value-type="float" office:value="260" calcext:value-type="float">
            <text:p>260</text:p>
          </table:table-cell>
          <table:table-cell table:formula="of:=[.B15]/[$Summary.E16]" office:value-type="percentage" office:value="0.88135593220339" calcext:value-type="percentage">
            <text:p>88,14 %</text:p>
          </table:table-cell>
          <table:table-cell office:value-type="float" office:value="37" calcext:value-type="float">
            <text:p>37</text:p>
          </table:table-cell>
          <table:table-cell table:formula="of:=[.D15]/[$Summary.E16]" office:value-type="percentage" office:value="0.125423728813559" calcext:value-type="percentage">
            <text:p>12,54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1" calcext:value-type="float">
            <text:p>1</text:p>
          </table:table-cell>
          <table:table-cell table:formula="of:=[.H15]/[$Summary.E16]" office:value-type="percentage" office:value="0.00338983050847458" calcext:value-type="percentage">
            <text:p>0,34 %</text:p>
          </table:table-cell>
          <table:table-cell table:formula="of:=[.B15]-[.D15]-[.H15]" office:value-type="float" office:value="222" calcext:value-type="float">
            <text:p>222</text:p>
          </table:table-cell>
          <table:table-cell table:formula="of:=([.D15]+[.F15]+[.H15])/[$Summary.E16]" office:value-type="percentage" office:value="0.135593220338983" calcext:value-type="percentage">
            <text:p>13,56 %</text:p>
          </table:table-cell>
          <table:table-cell table:formula="of:=([.D15]+[.F15]+[.H15])/([.D15]+[.F15]+[.H15]+[.J15])" office:value-type="percentage" office:value="0.152671755725191" calcext:value-type="percentage">
            <text:p>15,27 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zk</text:p>
          </table:table-cell>
          <table:table-cell office:value-type="float" office:value="402" calcext:value-type="float">
            <text:p>402</text:p>
          </table:table-cell>
          <table:table-cell table:formula="of:=[.B16]/[$Summary.E17]" office:value-type="percentage" office:value="0.864516129032258" calcext:value-type="percentage">
            <text:p>86,45 %</text:p>
          </table:table-cell>
          <table:table-cell office:value-type="float" office:value="32" calcext:value-type="float">
            <text:p>32</text:p>
          </table:table-cell>
          <table:table-cell table:formula="of:=[.D16]/[$Summary.E17]" office:value-type="percentage" office:value="0.0688172043010753" calcext:value-type="percentage">
            <text:p>6,8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4" calcext:value-type="float">
            <text:p>4</text:p>
          </table:table-cell>
          <table:table-cell table:formula="of:=[.H16]/[$Summary.E17]" office:value-type="percentage" office:value="0.00860215053763441" calcext:value-type="percentage">
            <text:p>0,86 %</text:p>
          </table:table-cell>
          <table:table-cell table:formula="of:=[.B16]-[.D16]-[.H16]" office:value-type="float" office:value="366" calcext:value-type="float">
            <text:p>366</text:p>
          </table:table-cell>
          <table:table-cell table:formula="of:=([.D16]+[.F16]+[.H16])/[$Summary.E17]" office:value-type="percentage" office:value="0.0795698924731183" calcext:value-type="percentage">
            <text:p>7,96 %</text:p>
          </table:table-cell>
          <table:table-cell table:formula="of:=([.D16]+[.F16]+[.H16])/([.D16]+[.F16]+[.H16]+[.J16])" office:value-type="percentage" office:value="0.0918114143920596" calcext:value-type="percentage">
            <text:p>9,1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 style:data-style-name="N2" text:time-value="15:11:49.634352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e Marti</meta:initial-creator>
    <meta:creation-date>2022-11-18T08:00:45.938431614</meta:creation-date>
    <dc:date>2022-12-12T15:25:23.750963292</dc:date>
    <dc:creator>Nate Marti</dc:creator>
    <meta:editing-duration>P4DT2H32M</meta:editing-duration>
    <meta:editing-cycles>104</meta:editing-cycles>
    <meta:generator>LibreOffice/6.4.7.2$Linux_X86_64 LibreOffice_project/40$Build-2</meta:generator>
    <meta:document-statistic meta:table-count="10" meta:cell-count="1870" meta:object-count="0"/>
  </office:meta>
</office:document-meta>
</file>